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log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column table:style-name="co4" table:default-cell-style-name="ce2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qs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orm qs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1" calcext:value-type="float">
            <text:p>1</text:p>
          </table:table-cell>
          <table:table-cell table:formula="of:=STANDARDIZE([.B2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4" calcext:value-type="float">
            <text:p>6054</text:p>
          </table:table-cell>
          <table:table-cell office:value-type="float" office:value="2" calcext:value-type="float">
            <text:p>2</text:p>
          </table:table-cell>
          <table:table-cell table:formula="of:=STANDARDIZE([.B3];[.H$7];[.I$7])" office:value-type="float" office:value="0.26361975307925" calcext:value-type="float">
            <text:p>0.2636197531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18" calcext:value-type="float">
            <text:p>6618</text:p>
          </table:table-cell>
          <table:table-cell office:value-type="float" office:value="3" calcext:value-type="float">
            <text:p>3</text:p>
          </table:table-cell>
          <table:table-cell table:formula="of:=STANDARDIZE([.B4];[.H$7];[.I$7])" office:value-type="float" office:value="0.916726392884156" calcext:value-type="float">
            <text:p>0.9167263929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office:value-type="float" office:value="4" calcext:value-type="float">
            <text:p>4</text:p>
          </table:table-cell>
          <table:table-cell table:formula="of:=STANDARDIZE([.B5];[.H$7];[.I$7])" office:value-type="float" office:value="1.36371072438184" calcext:value-type="float">
            <text:p>1.3637107244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63" calcext:value-type="float">
            <text:p>4063</text:p>
          </table:table-cell>
          <table:table-cell office:value-type="float" office:value="5" calcext:value-type="float">
            <text:p>5</text:p>
          </table:table-cell>
          <table:table-cell table:formula="of:=STANDARDIZE([.B6];[.H$7];[.I$7])" office:value-type="float" office:value="-2.04193932467175" calcext:value-type="float">
            <text:p>-2.041939324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6" calcext:value-type="float">
            <text:p>6626</text:p>
          </table:table-cell>
          <table:table-cell office:value-type="float" office:value="6" calcext:value-type="float">
            <text:p>6</text:p>
          </table:table-cell>
          <table:table-cell table:formula="of:=STANDARDIZE([.B7];[.H$7];[.I$7])" office:value-type="float" office:value="0.925990316853019" calcext:value-type="float">
            <text:p>0.9259903169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AVERAGE([.B2:.B289])" office:value-type="float" office:value="5826.34722222222" calcext:value-type="float">
            <text:p>5826.3472222222</text:p>
          </table:table-cell>
          <table:table-cell table:formula="of:=STDEV([.B2:.B289])" office:value-type="float" office:value="863.564945792737" calcext:value-type="float">
            <text:p>863.5649457927</text:p>
          </table:table-cell>
        </table:table-row>
        <table:table-row table:style-name="ro1">
          <table:table-cell/>
          <table:table-cell office:value-type="float" office:value="6039" calcext:value-type="float">
            <text:p>6039</text:p>
          </table:table-cell>
          <table:table-cell office:value-type="float" office:value="7" calcext:value-type="float">
            <text:p>7</text:p>
          </table:table-cell>
          <table:table-cell table:formula="of:=STANDARDIZE([.B8];[.H$7];[.I$7])" office:value-type="float" office:value="0.24624989563763" calcext:value-type="float">
            <text:p>0.246249895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5" calcext:value-type="float">
            <text:p>4695</text:p>
          </table:table-cell>
          <table:table-cell office:value-type="float" office:value="8" calcext:value-type="float">
            <text:p>8</text:p>
          </table:table-cell>
          <table:table-cell table:formula="of:=STANDARDIZE([.B9];[.H$7];[.I$7])" office:value-type="float" office:value="-1.31008933113151" calcext:value-type="float">
            <text:p>-1.3100893311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25" calcext:value-type="float">
            <text:p>6225</text:p>
          </table:table-cell>
          <table:table-cell office:value-type="float" office:value="9" calcext:value-type="float">
            <text:p>9</text:p>
          </table:table-cell>
          <table:table-cell table:formula="of:=STANDARDIZE([.B10];[.H$7];[.I$7])" office:value-type="float" office:value="0.461636127913716" calcext:value-type="float">
            <text:p>0.461636127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9" calcext:value-type="float">
            <text:p>6209</text:p>
          </table:table-cell>
          <table:table-cell office:value-type="float" office:value="10" calcext:value-type="float">
            <text:p>10</text:p>
          </table:table-cell>
          <table:table-cell table:formula="of:=STANDARDIZE([.B11];[.H$7];[.I$7])" office:value-type="float" office:value="0.443108279975988" calcext:value-type="float">
            <text:p>0.4431082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11" calcext:value-type="float">
            <text:p>11</text:p>
          </table:table-cell>
          <table:table-cell table:formula="of:=STANDARDIZE([.B12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 office:value-type="float" office:value="12" calcext:value-type="float">
            <text:p>12</text:p>
          </table:table-cell>
          <table:table-cell table:formula="of:=STANDARDIZE([.B13];[.H$7];[.I$7])" office:value-type="float" office:value="1.2421217222905" calcext:value-type="float">
            <text:p>1.242121722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19" calcext:value-type="float">
            <text:p>6519</text:p>
          </table:table-cell>
          <table:table-cell office:value-type="float" office:value="13" calcext:value-type="float">
            <text:p>13</text:p>
          </table:table-cell>
          <table:table-cell table:formula="of:=STANDARDIZE([.B14];[.H$7];[.I$7])" office:value-type="float" office:value="0.802085333769465" calcext:value-type="float">
            <text:p>0.802085333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office:value-type="float" office:value="14" calcext:value-type="float">
            <text:p>14</text:p>
          </table:table-cell>
          <table:table-cell table:formula="of:=STANDARDIZE([.B15];[.H$7];[.I$7])" office:value-type="float" office:value="1.36371072438184" calcext:value-type="float">
            <text:p>1.3637107244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office:value-type="float" office:value="15" calcext:value-type="float">
            <text:p>15</text:p>
          </table:table-cell>
          <table:table-cell table:formula="of:=STANDARDIZE([.B16];[.H$7];[.I$7])" office:value-type="float" office:value="-0.030509832932179" calcext:value-type="float">
            <text:p>-0.030509832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16" calcext:value-type="float">
            <text:p>16</text:p>
          </table:table-cell>
          <table:table-cell table:formula="of:=STANDARDIZE([.B17];[.H$7];[.I$7])" office:value-type="float" office:value="1.1263226726797" calcext:value-type="float">
            <text:p>1.126322672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17" calcext:value-type="float">
            <text:p>17</text:p>
          </table:table-cell>
          <table:table-cell table:formula="of:=STANDARDIZE([.B18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office:value-type="float" office:value="18" calcext:value-type="float">
            <text:p>18</text:p>
          </table:table-cell>
          <table:table-cell table:formula="of:=STANDARDIZE([.B19];[.H$7];[.I$7])" office:value-type="float" office:value="1.12169071069527" calcext:value-type="float">
            <text:p>1.121690710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6" calcext:value-type="float">
            <text:p>6426</text:p>
          </table:table-cell>
          <table:table-cell office:value-type="float" office:value="19" calcext:value-type="float">
            <text:p>19</text:p>
          </table:table-cell>
          <table:table-cell table:formula="of:=STANDARDIZE([.B20];[.H$7];[.I$7])" office:value-type="float" office:value="0.694392217631422" calcext:value-type="float">
            <text:p>0.694392217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9" calcext:value-type="float">
            <text:p>5489</text:p>
          </table:table-cell>
          <table:table-cell office:value-type="float" office:value="20" calcext:value-type="float">
            <text:p>20</text:p>
          </table:table-cell>
          <table:table-cell table:formula="of:=STANDARDIZE([.B21];[.H$7];[.I$7])" office:value-type="float" office:value="-0.390644877221763" calcext:value-type="float">
            <text:p>-0.3906448772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4" calcext:value-type="float">
            <text:p>6504</text:p>
          </table:table-cell>
          <table:table-cell office:value-type="float" office:value="21" calcext:value-type="float">
            <text:p>21</text:p>
          </table:table-cell>
          <table:table-cell table:formula="of:=STANDARDIZE([.B22];[.H$7];[.I$7])" office:value-type="float" office:value="0.784715476327845" calcext:value-type="float">
            <text:p>0.78471547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4" calcext:value-type="float">
            <text:p>4764</text:p>
          </table:table-cell>
          <table:table-cell office:value-type="float" office:value="22" calcext:value-type="float">
            <text:p>22</text:p>
          </table:table-cell>
          <table:table-cell table:formula="of:=STANDARDIZE([.B23];[.H$7];[.I$7])" office:value-type="float" office:value="-1.23018798690006" calcext:value-type="float">
            <text:p>-1.2301879869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5" calcext:value-type="float">
            <text:p>5415</text:p>
          </table:table-cell>
          <table:table-cell office:value-type="float" office:value="23" calcext:value-type="float">
            <text:p>23</text:p>
          </table:table-cell>
          <table:table-cell table:formula="of:=STANDARDIZE([.B24];[.H$7];[.I$7])" office:value-type="float" office:value="-0.476336173933755" calcext:value-type="float">
            <text:p>-0.476336173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office:value-type="float" office:value="24" calcext:value-type="float">
            <text:p>24</text:p>
          </table:table-cell>
          <table:table-cell table:formula="of:=STANDARDIZE([.B25];[.H$7];[.I$7])" office:value-type="float" office:value="0.172138503886719" calcext:value-type="float">
            <text:p>0.1721385039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25" calcext:value-type="float">
            <text:p>25</text:p>
          </table:table-cell>
          <table:table-cell table:formula="of:=STANDARDIZE([.B26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 office:value-type="float" office:value="26" calcext:value-type="float">
            <text:p>26</text:p>
          </table:table-cell>
          <table:table-cell table:formula="of:=STANDARDIZE([.B27];[.H$7];[.I$7])" office:value-type="float" office:value="-1.08543917488656" calcext:value-type="float">
            <text:p>-1.0854391749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4" calcext:value-type="float">
            <text:p>5354</text:p>
          </table:table-cell>
          <table:table-cell office:value-type="float" office:value="27" calcext:value-type="float">
            <text:p>27</text:p>
          </table:table-cell>
          <table:table-cell table:formula="of:=STANDARDIZE([.B28];[.H$7];[.I$7])" office:value-type="float" office:value="-0.546973594196342" calcext:value-type="float">
            <text:p>-0.5469735942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0" calcext:value-type="float">
            <text:p>4860</text:p>
          </table:table-cell>
          <table:table-cell office:value-type="float" office:value="28" calcext:value-type="float">
            <text:p>28</text:p>
          </table:table-cell>
          <table:table-cell table:formula="of:=STANDARDIZE([.B29];[.H$7];[.I$7])" office:value-type="float" office:value="-1.11902089927369" calcext:value-type="float">
            <text:p>-1.119020899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5" calcext:value-type="float">
            <text:p>6035</text:p>
          </table:table-cell>
          <table:table-cell office:value-type="float" office:value="29" calcext:value-type="float">
            <text:p>29</text:p>
          </table:table-cell>
          <table:table-cell table:formula="of:=STANDARDIZE([.B30];[.H$7];[.I$7])" office:value-type="float" office:value="0.241617933653198" calcext:value-type="float">
            <text:p>0.241617933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1" calcext:value-type="float">
            <text:p>5091</text:p>
          </table:table-cell>
          <table:table-cell office:value-type="float" office:value="30" calcext:value-type="float">
            <text:p>30</text:p>
          </table:table-cell>
          <table:table-cell table:formula="of:=STANDARDIZE([.B31];[.H$7];[.I$7])" office:value-type="float" office:value="-0.851525094672743" calcext:value-type="float">
            <text:p>-0.851525094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office:value-type="float" office:value="31" calcext:value-type="float">
            <text:p>31</text:p>
          </table:table-cell>
          <table:table-cell table:formula="of:=STANDARDIZE([.B32];[.H$7];[.I$7])" office:value-type="float" office:value="-1.00322184966289" calcext:value-type="float">
            <text:p>-1.0032218497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32" calcext:value-type="float">
            <text:p>32</text:p>
          </table:table-cell>
          <table:table-cell table:formula="of:=STANDARDIZE([.B33];[.H$7];[.I$7])" office:value-type="float" office:value="-2.38933647350415" calcext:value-type="float">
            <text:p>-2.3893364735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8" calcext:value-type="float">
            <text:p>4948</text:p>
          </table:table-cell>
          <table:table-cell office:value-type="float" office:value="33" calcext:value-type="float">
            <text:p>33</text:p>
          </table:table-cell>
          <table:table-cell table:formula="of:=STANDARDIZE([.B34];[.H$7];[.I$7])" office:value-type="float" office:value="-1.01711773561619" calcext:value-type="float">
            <text:p>-1.017117735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6" calcext:value-type="float">
            <text:p>6346</text:p>
          </table:table-cell>
          <table:table-cell office:value-type="float" office:value="34" calcext:value-type="float">
            <text:p>34</text:p>
          </table:table-cell>
          <table:table-cell table:formula="of:=STANDARDIZE([.B35];[.H$7];[.I$7])" office:value-type="float" office:value="0.601752977942783" calcext:value-type="float">
            <text:p>0.601752977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office:value-type="float" office:value="35" calcext:value-type="float">
            <text:p>35</text:p>
          </table:table-cell>
          <table:table-cell table:formula="of:=STANDARDIZE([.B36];[.H$7];[.I$7])" office:value-type="float" office:value="1.36371072438184" calcext:value-type="float">
            <text:p>1.3637107244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4" calcext:value-type="float">
            <text:p>5774</text:p>
          </table:table-cell>
          <table:table-cell office:value-type="float" office:value="36" calcext:value-type="float">
            <text:p>36</text:p>
          </table:table-cell>
          <table:table-cell table:formula="of:=STANDARDIZE([.B37];[.H$7];[.I$7])" office:value-type="float" office:value="-0.0606175858309867" calcext:value-type="float">
            <text:p>-0.060617585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5" calcext:value-type="float">
            <text:p>4835</text:p>
          </table:table-cell>
          <table:table-cell office:value-type="float" office:value="37" calcext:value-type="float">
            <text:p>37</text:p>
          </table:table-cell>
          <table:table-cell table:formula="of:=STANDARDIZE([.B38];[.H$7];[.I$7])" office:value-type="float" office:value="-1.14797066167639" calcext:value-type="float">
            <text:p>-1.147970661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84" calcext:value-type="float">
            <text:p>6084</text:p>
          </table:table-cell>
          <table:table-cell office:value-type="float" office:value="38" calcext:value-type="float">
            <text:p>38</text:p>
          </table:table-cell>
          <table:table-cell table:formula="of:=STANDARDIZE([.B39];[.H$7];[.I$7])" office:value-type="float" office:value="0.29835946796249" calcext:value-type="float">
            <text:p>0.29835946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2" calcext:value-type="float">
            <text:p>5702</text:p>
          </table:table-cell>
          <table:table-cell office:value-type="float" office:value="39" calcext:value-type="float">
            <text:p>39</text:p>
          </table:table-cell>
          <table:table-cell table:formula="of:=STANDARDIZE([.B40];[.H$7];[.I$7])" office:value-type="float" office:value="-0.143992901550762" calcext:value-type="float">
            <text:p>-0.143992901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2" calcext:value-type="float">
            <text:p>5592</text:p>
          </table:table-cell>
          <table:table-cell office:value-type="float" office:value="40" calcext:value-type="float">
            <text:p>40</text:p>
          </table:table-cell>
          <table:table-cell table:formula="of:=STANDARDIZE([.B41];[.H$7];[.I$7])" office:value-type="float" office:value="-0.271371856122641" calcext:value-type="float">
            <text:p>-0.2713718561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office:value-type="float" office:value="41" calcext:value-type="float">
            <text:p>41</text:p>
          </table:table-cell>
          <table:table-cell table:formula="of:=STANDARDIZE([.B42];[.H$7];[.I$7])" office:value-type="float" office:value="0.182560418351691" calcext:value-type="float">
            <text:p>0.182560418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 office:value-type="float" office:value="42" calcext:value-type="float">
            <text:p>42</text:p>
          </table:table-cell>
          <table:table-cell table:formula="of:=STANDARDIZE([.B43];[.H$7];[.I$7])" office:value-type="float" office:value="-1.61116686011958" calcext:value-type="float">
            <text:p>-1.6111668601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55" calcext:value-type="float">
            <text:p>5555</text:p>
          </table:table-cell>
          <table:table-cell office:value-type="float" office:value="43" calcext:value-type="float">
            <text:p>43</text:p>
          </table:table-cell>
          <table:table-cell table:formula="of:=STANDARDIZE([.B44];[.H$7];[.I$7])" office:value-type="float" office:value="-0.314217504478636" calcext:value-type="float">
            <text:p>-0.314217504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54" calcext:value-type="float">
            <text:p>5354</text:p>
          </table:table-cell>
          <table:table-cell office:value-type="float" office:value="44" calcext:value-type="float">
            <text:p>44</text:p>
          </table:table-cell>
          <table:table-cell table:formula="of:=STANDARDIZE([.B45];[.H$7];[.I$7])" office:value-type="float" office:value="-0.546973594196342" calcext:value-type="float">
            <text:p>-0.5469735942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45" calcext:value-type="float">
            <text:p>45</text:p>
          </table:table-cell>
          <table:table-cell table:formula="of:=STANDARDIZE([.B46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5" calcext:value-type="float">
            <text:p>6345</text:p>
          </table:table-cell>
          <table:table-cell office:value-type="float" office:value="46" calcext:value-type="float">
            <text:p>46</text:p>
          </table:table-cell>
          <table:table-cell table:formula="of:=STANDARDIZE([.B47];[.H$7];[.I$7])" office:value-type="float" office:value="0.600594987446675" calcext:value-type="float">
            <text:p>0.600594987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47" calcext:value-type="float">
            <text:p>47</text:p>
          </table:table-cell>
          <table:table-cell table:formula="of:=STANDARDIZE([.B48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9" calcext:value-type="float">
            <text:p>5109</text:p>
          </table:table-cell>
          <table:table-cell office:value-type="float" office:value="48" calcext:value-type="float">
            <text:p>48</text:p>
          </table:table-cell>
          <table:table-cell table:formula="of:=STANDARDIZE([.B49];[.H$7];[.I$7])" office:value-type="float" office:value="-0.830681265742799" calcext:value-type="float">
            <text:p>-0.830681265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49" calcext:value-type="float">
            <text:p>49</text:p>
          </table:table-cell>
          <table:table-cell table:formula="of:=STANDARDIZE([.B50];[.H$7];[.I$7])" office:value-type="float" office:value="1.26759751320488" calcext:value-type="float">
            <text:p>1.267597513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0" calcext:value-type="float">
            <text:p>6760</text:p>
          </table:table-cell>
          <table:table-cell office:value-type="float" office:value="50" calcext:value-type="float">
            <text:p>50</text:p>
          </table:table-cell>
          <table:table-cell table:formula="of:=STANDARDIZE([.B51];[.H$7];[.I$7])" office:value-type="float" office:value="1.08116104333149" calcext:value-type="float">
            <text:p>1.0811610433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2" calcext:value-type="float">
            <text:p>4852</text:p>
          </table:table-cell>
          <table:table-cell office:value-type="float" office:value="51" calcext:value-type="float">
            <text:p>51</text:p>
          </table:table-cell>
          <table:table-cell table:formula="of:=STANDARDIZE([.B52];[.H$7];[.I$7])" office:value-type="float" office:value="-1.12828482324255" calcext:value-type="float">
            <text:p>-1.1282848232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91" calcext:value-type="float">
            <text:p>3791</text:p>
          </table:table-cell>
          <table:table-cell office:value-type="float" office:value="52" calcext:value-type="float">
            <text:p>52</text:p>
          </table:table-cell>
          <table:table-cell table:formula="of:=STANDARDIZE([.B53];[.H$7];[.I$7])" office:value-type="float" office:value="-2.35691273961313" calcext:value-type="float">
            <text:p>-2.3569127396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9" calcext:value-type="float">
            <text:p>5599</text:p>
          </table:table-cell>
          <table:table-cell office:value-type="float" office:value="53" calcext:value-type="float">
            <text:p>53</text:p>
          </table:table-cell>
          <table:table-cell table:formula="of:=STANDARDIZE([.B54];[.H$7];[.I$7])" office:value-type="float" office:value="-0.263265922649885" calcext:value-type="float">
            <text:p>-0.263265922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4" calcext:value-type="float">
            <text:p>6504</text:p>
          </table:table-cell>
          <table:table-cell office:value-type="float" office:value="54" calcext:value-type="float">
            <text:p>54</text:p>
          </table:table-cell>
          <table:table-cell table:formula="of:=STANDARDIZE([.B55];[.H$7];[.I$7])" office:value-type="float" office:value="0.784715476327845" calcext:value-type="float">
            <text:p>0.78471547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office:value-type="float" office:value="55" calcext:value-type="float">
            <text:p>55</text:p>
          </table:table-cell>
          <table:table-cell table:formula="of:=STANDARDIZE([.B56];[.H$7];[.I$7])" office:value-type="float" office:value="-0.396434829702303" calcext:value-type="float">
            <text:p>-0.396434829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64" calcext:value-type="float">
            <text:p>6664</text:p>
          </table:table-cell>
          <table:table-cell office:value-type="float" office:value="56" calcext:value-type="float">
            <text:p>56</text:p>
          </table:table-cell>
          <table:table-cell table:formula="of:=STANDARDIZE([.B57];[.H$7];[.I$7])" office:value-type="float" office:value="0.969993955705123" calcext:value-type="float">
            <text:p>0.9699939557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office:value-type="float" office:value="57" calcext:value-type="float">
            <text:p>57</text:p>
          </table:table-cell>
          <table:table-cell table:formula="of:=STANDARDIZE([.B58];[.H$7];[.I$7])" office:value-type="float" office:value="0.136240798507371" calcext:value-type="float">
            <text:p>0.136240798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58" calcext:value-type="float">
            <text:p>58</text:p>
          </table:table-cell>
          <table:table-cell table:formula="of:=STANDARDIZE([.B59];[.H$7];[.I$7])" office:value-type="float" office:value="1.1263226726797" calcext:value-type="float">
            <text:p>1.126322672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59" calcext:value-type="float">
            <text:p>59</text:p>
          </table:table-cell>
          <table:table-cell table:formula="of:=STANDARDIZE([.B60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91" calcext:value-type="float">
            <text:p>6691</text:p>
          </table:table-cell>
          <table:table-cell office:value-type="float" office:value="60" calcext:value-type="float">
            <text:p>60</text:p>
          </table:table-cell>
          <table:table-cell table:formula="of:=STANDARDIZE([.B61];[.H$7];[.I$7])" office:value-type="float" office:value="1.00125969910004" calcext:value-type="float">
            <text:p>1.0012596991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35" calcext:value-type="float">
            <text:p>5435</text:p>
          </table:table-cell>
          <table:table-cell office:value-type="float" office:value="61" calcext:value-type="float">
            <text:p>61</text:p>
          </table:table-cell>
          <table:table-cell table:formula="of:=STANDARDIZE([.B62];[.H$7];[.I$7])" office:value-type="float" office:value="-0.453176364011595" calcext:value-type="float">
            <text:p>-0.45317636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6" calcext:value-type="float">
            <text:p>5046</text:p>
          </table:table-cell>
          <table:table-cell office:value-type="float" office:value="62" calcext:value-type="float">
            <text:p>62</text:p>
          </table:table-cell>
          <table:table-cell table:formula="of:=STANDARDIZE([.B63];[.H$7];[.I$7])" office:value-type="float" office:value="-0.903634666997602" calcext:value-type="float">
            <text:p>-0.903634667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4" calcext:value-type="float">
            <text:p>4864</text:p>
          </table:table-cell>
          <table:table-cell office:value-type="float" office:value="63" calcext:value-type="float">
            <text:p>63</text:p>
          </table:table-cell>
          <table:table-cell table:formula="of:=STANDARDIZE([.B64];[.H$7];[.I$7])" office:value-type="float" office:value="-1.11438893728926" calcext:value-type="float">
            <text:p>-1.114388937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13" calcext:value-type="float">
            <text:p>6613</text:p>
          </table:table-cell>
          <table:table-cell office:value-type="float" office:value="64" calcext:value-type="float">
            <text:p>64</text:p>
          </table:table-cell>
          <table:table-cell table:formula="of:=STANDARDIZE([.B65];[.H$7];[.I$7])" office:value-type="float" office:value="0.910936440403616" calcext:value-type="float">
            <text:p>0.910936440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83" calcext:value-type="float">
            <text:p>6583</text:p>
          </table:table-cell>
          <table:table-cell office:value-type="float" office:value="65" calcext:value-type="float">
            <text:p>65</text:p>
          </table:table-cell>
          <table:table-cell table:formula="of:=STANDARDIZE([.B66];[.H$7];[.I$7])" office:value-type="float" office:value="0.876196725520376" calcext:value-type="float">
            <text:p>0.876196725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71" calcext:value-type="float">
            <text:p>4171</text:p>
          </table:table-cell>
          <table:table-cell office:value-type="float" office:value="66" calcext:value-type="float">
            <text:p>66</text:p>
          </table:table-cell>
          <table:table-cell table:formula="of:=STANDARDIZE([.B67];[.H$7];[.I$7])" office:value-type="float" office:value="-1.91687635109209" calcext:value-type="float">
            <text:p>-1.9168763511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41" calcext:value-type="float">
            <text:p>6641</text:p>
          </table:table-cell>
          <table:table-cell office:value-type="float" office:value="67" calcext:value-type="float">
            <text:p>67</text:p>
          </table:table-cell>
          <table:table-cell table:formula="of:=STANDARDIZE([.B68];[.H$7];[.I$7])" office:value-type="float" office:value="0.943360174294639" calcext:value-type="float">
            <text:p>0.9433601743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8" calcext:value-type="float">
            <text:p>5758</text:p>
          </table:table-cell>
          <table:table-cell office:value-type="float" office:value="68" calcext:value-type="float">
            <text:p>68</text:p>
          </table:table-cell>
          <table:table-cell table:formula="of:=STANDARDIZE([.B69];[.H$7];[.I$7])" office:value-type="float" office:value="-0.0791454337687145" calcext:value-type="float">
            <text:p>-0.0791454338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9" calcext:value-type="float">
            <text:p>69</text:p>
          </table:table-cell>
          <table:table-cell table:formula="of:=STANDARDIZE([.B70];[.H$7];[.I$7])" office:value-type="float" office:value="1.1263226726797" calcext:value-type="float">
            <text:p>1.126322672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float" office:value="70" calcext:value-type="float">
            <text:p>70</text:p>
          </table:table-cell>
          <table:table-cell table:formula="of:=STANDARDIZE([.B71];[.H$7];[.I$7])" office:value-type="float" office:value="1.05915922390544" calcext:value-type="float">
            <text:p>1.059159223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office:value-type="float" office:value="71" calcext:value-type="float">
            <text:p>71</text:p>
          </table:table-cell>
          <table:table-cell table:formula="of:=STANDARDIZE([.B72];[.H$7];[.I$7])" office:value-type="float" office:value="-0.97427208726019" calcext:value-type="float">
            <text:p>-0.974272087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1" calcext:value-type="float">
            <text:p>4941</text:p>
          </table:table-cell>
          <table:table-cell office:value-type="float" office:value="72" calcext:value-type="float">
            <text:p>72</text:p>
          </table:table-cell>
          <table:table-cell table:formula="of:=STANDARDIZE([.B73];[.H$7];[.I$7])" office:value-type="float" office:value="-1.02522366908894" calcext:value-type="float">
            <text:p>-1.0252236691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3" calcext:value-type="float">
            <text:p>6313</text:p>
          </table:table-cell>
          <table:table-cell office:value-type="float" office:value="73" calcext:value-type="float">
            <text:p>73</text:p>
          </table:table-cell>
          <table:table-cell table:formula="of:=STANDARDIZE([.B74];[.H$7];[.I$7])" office:value-type="float" office:value="0.563539291571219" calcext:value-type="float">
            <text:p>0.563539291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96" calcext:value-type="float">
            <text:p>6296</text:p>
          </table:table-cell>
          <table:table-cell office:value-type="float" office:value="74" calcext:value-type="float">
            <text:p>74</text:p>
          </table:table-cell>
          <table:table-cell table:formula="of:=STANDARDIZE([.B75];[.H$7];[.I$7])" office:value-type="float" office:value="0.543853453137383" calcext:value-type="float">
            <text:p>0.5438534531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46" calcext:value-type="float">
            <text:p>4146</text:p>
          </table:table-cell>
          <table:table-cell office:value-type="float" office:value="75" calcext:value-type="float">
            <text:p>75</text:p>
          </table:table-cell>
          <table:table-cell table:formula="of:=STANDARDIZE([.B76];[.H$7];[.I$7])" office:value-type="float" office:value="-1.94582611349479" calcext:value-type="float">
            <text:p>-1.9458261135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0" calcext:value-type="float">
            <text:p>5790</text:p>
          </table:table-cell>
          <table:table-cell office:value-type="float" office:value="76" calcext:value-type="float">
            <text:p>76</text:p>
          </table:table-cell>
          <table:table-cell table:formula="of:=STANDARDIZE([.B77];[.H$7];[.I$7])" office:value-type="float" office:value="-0.0420897378932589" calcext:value-type="float">
            <text:p>-0.042089737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84" calcext:value-type="float">
            <text:p>5484</text:p>
          </table:table-cell>
          <table:table-cell office:value-type="float" office:value="77" calcext:value-type="float">
            <text:p>77</text:p>
          </table:table-cell>
          <table:table-cell table:formula="of:=STANDARDIZE([.B78];[.H$7];[.I$7])" office:value-type="float" office:value="-0.396434829702303" calcext:value-type="float">
            <text:p>-0.396434829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 office:value-type="float" office:value="78" calcext:value-type="float">
            <text:p>78</text:p>
          </table:table-cell>
          <table:table-cell table:formula="of:=STANDARDIZE([.B79];[.H$7];[.I$7])" office:value-type="float" office:value="1.08926697680425" calcext:value-type="float">
            <text:p>1.089266976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office:value-type="float" office:value="79" calcext:value-type="float">
            <text:p>79</text:p>
          </table:table-cell>
          <table:table-cell table:formula="of:=STANDARDIZE([.B80];[.H$7];[.I$7])" office:value-type="float" office:value="-2.05583521062505" calcext:value-type="float">
            <text:p>-2.0558352106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80" calcext:value-type="float">
            <text:p>80</text:p>
          </table:table-cell>
          <table:table-cell table:formula="of:=STANDARDIZE([.B81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office:value-type="float" office:value="81" calcext:value-type="float">
            <text:p>81</text:p>
          </table:table-cell>
          <table:table-cell table:formula="of:=STANDARDIZE([.B82];[.H$7];[.I$7])" office:value-type="float" office:value="1.08000305283538" calcext:value-type="float">
            <text:p>1.080003052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4" calcext:value-type="float">
            <text:p>5924</text:p>
          </table:table-cell>
          <table:table-cell office:value-type="float" office:value="82" calcext:value-type="float">
            <text:p>82</text:p>
          </table:table-cell>
          <table:table-cell table:formula="of:=STANDARDIZE([.B83];[.H$7];[.I$7])" office:value-type="float" office:value="0.113080988585212" calcext:value-type="float">
            <text:p>0.113080988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7" calcext:value-type="float">
            <text:p>5817</text:p>
          </table:table-cell>
          <table:table-cell office:value-type="float" office:value="83" calcext:value-type="float">
            <text:p>83</text:p>
          </table:table-cell>
          <table:table-cell table:formula="of:=STANDARDIZE([.B84];[.H$7];[.I$7])" office:value-type="float" office:value="-0.0108239944983432" calcext:value-type="float">
            <text:p>-0.010823994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1" calcext:value-type="float">
            <text:p>4981</text:p>
          </table:table-cell>
          <table:table-cell office:value-type="float" office:value="84" calcext:value-type="float">
            <text:p>84</text:p>
          </table:table-cell>
          <table:table-cell table:formula="of:=STANDARDIZE([.B85];[.H$7];[.I$7])" office:value-type="float" office:value="-0.978904049244622" calcext:value-type="float">
            <text:p>-0.9789040492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2" calcext:value-type="float">
            <text:p>5572</text:p>
          </table:table-cell>
          <table:table-cell office:value-type="float" office:value="85" calcext:value-type="float">
            <text:p>85</text:p>
          </table:table-cell>
          <table:table-cell table:formula="of:=STANDARDIZE([.B86];[.H$7];[.I$7])" office:value-type="float" office:value="-0.2945316660448" calcext:value-type="float">
            <text:p>-0.29453166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office:value-type="float" office:value="86" calcext:value-type="float">
            <text:p>86</text:p>
          </table:table-cell>
          <table:table-cell table:formula="of:=STANDARDIZE([.B87];[.H$7];[.I$7])" office:value-type="float" office:value="1.08000305283538" calcext:value-type="float">
            <text:p>1.080003052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 office:value-type="float" office:value="87" calcext:value-type="float">
            <text:p>87</text:p>
          </table:table-cell>
          <table:table-cell table:formula="of:=STANDARDIZE([.B88];[.H$7];[.I$7])" office:value-type="float" office:value="-1.98519779036246" calcext:value-type="float">
            <text:p>-1.9851977904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73" calcext:value-type="float">
            <text:p>6673</text:p>
          </table:table-cell>
          <table:table-cell office:value-type="float" office:value="88" calcext:value-type="float">
            <text:p>88</text:p>
          </table:table-cell>
          <table:table-cell table:formula="of:=STANDARDIZE([.B89];[.H$7];[.I$7])" office:value-type="float" office:value="0.980415870170095" calcext:value-type="float">
            <text:p>0.9804158702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89" calcext:value-type="float">
            <text:p>89</text:p>
          </table:table-cell>
          <table:table-cell table:formula="of:=STANDARDIZE([.B90];[.H$7];[.I$7])" office:value-type="float" office:value="-1.32630119807702" calcext:value-type="float">
            <text:p>-1.3263011981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 office:value-type="float" office:value="90" calcext:value-type="float">
            <text:p>90</text:p>
          </table:table-cell>
          <table:table-cell table:formula="of:=STANDARDIZE([.B91];[.H$7];[.I$7])" office:value-type="float" office:value="1.08926697680425" calcext:value-type="float">
            <text:p>1.089266976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0" calcext:value-type="float">
            <text:p>6760</text:p>
          </table:table-cell>
          <table:table-cell office:value-type="float" office:value="91" calcext:value-type="float">
            <text:p>91</text:p>
          </table:table-cell>
          <table:table-cell table:formula="of:=STANDARDIZE([.B92];[.H$7];[.I$7])" office:value-type="float" office:value="1.08116104333149" calcext:value-type="float">
            <text:p>1.0811610433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 office:value-type="float" office:value="92" calcext:value-type="float">
            <text:p>92</text:p>
          </table:table-cell>
          <table:table-cell table:formula="of:=STANDARDIZE([.B93];[.H$7];[.I$7])" office:value-type="float" office:value="1.2421217222905" calcext:value-type="float">
            <text:p>1.242121722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3" calcext:value-type="float">
            <text:p>6753</text:p>
          </table:table-cell>
          <table:table-cell office:value-type="float" office:value="93" calcext:value-type="float">
            <text:p>93</text:p>
          </table:table-cell>
          <table:table-cell table:formula="of:=STANDARDIZE([.B94];[.H$7];[.I$7])" office:value-type="float" office:value="1.07305510985873" calcext:value-type="float">
            <text:p>1.0730551099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51" calcext:value-type="float">
            <text:p>6551</text:p>
          </table:table-cell>
          <table:table-cell office:value-type="float" office:value="94" calcext:value-type="float">
            <text:p>94</text:p>
          </table:table-cell>
          <table:table-cell table:formula="of:=STANDARDIZE([.B95];[.H$7];[.I$7])" office:value-type="float" office:value="0.83914102964492" calcext:value-type="float">
            <text:p>0.839141029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0" calcext:value-type="float">
            <text:p>6520</text:p>
          </table:table-cell>
          <table:table-cell office:value-type="float" office:value="95" calcext:value-type="float">
            <text:p>95</text:p>
          </table:table-cell>
          <table:table-cell table:formula="of:=STANDARDIZE([.B96];[.H$7];[.I$7])" office:value-type="float" office:value="0.803243324265573" calcext:value-type="float">
            <text:p>0.8032433243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0" calcext:value-type="float">
            <text:p>4850</text:p>
          </table:table-cell>
          <table:table-cell office:value-type="float" office:value="96" calcext:value-type="float">
            <text:p>96</text:p>
          </table:table-cell>
          <table:table-cell table:formula="of:=STANDARDIZE([.B97];[.H$7];[.I$7])" office:value-type="float" office:value="-1.13060080423477" calcext:value-type="float">
            <text:p>-1.1306008042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3" calcext:value-type="float">
            <text:p>6813</text:p>
          </table:table-cell>
          <table:table-cell office:value-type="float" office:value="97" calcext:value-type="float">
            <text:p>97</text:p>
          </table:table-cell>
          <table:table-cell table:formula="of:=STANDARDIZE([.B98];[.H$7];[.I$7])" office:value-type="float" office:value="1.14253453962521" calcext:value-type="float">
            <text:p>1.142534539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5" calcext:value-type="float">
            <text:p>3995</text:p>
          </table:table-cell>
          <table:table-cell office:value-type="float" office:value="98" calcext:value-type="float">
            <text:p>98</text:p>
          </table:table-cell>
          <table:table-cell table:formula="of:=STANDARDIZE([.B99];[.H$7];[.I$7])" office:value-type="float" office:value="-2.1206826784071" calcext:value-type="float">
            <text:p>-2.1206826784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99" calcext:value-type="float">
            <text:p>99</text:p>
          </table:table-cell>
          <table:table-cell table:formula="of:=STANDARDIZE([.B100];[.H$7];[.I$7])" office:value-type="float" office:value="1.26759751320488" calcext:value-type="float">
            <text:p>1.267597513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8" calcext:value-type="float">
            <text:p>5308</text:p>
          </table:table-cell>
          <table:table-cell office:value-type="float" office:value="100" calcext:value-type="float">
            <text:p>100</text:p>
          </table:table-cell>
          <table:table-cell table:formula="of:=STANDARDIZE([.B101];[.H$7];[.I$7])" office:value-type="float" office:value="-0.600241157017309" calcext:value-type="float">
            <text:p>-0.60024115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office:value-type="float" office:value="101" calcext:value-type="float">
            <text:p>101</text:p>
          </table:table-cell>
          <table:table-cell table:formula="of:=STANDARDIZE([.B102];[.H$7];[.I$7])" office:value-type="float" office:value="-1.61579882210402" calcext:value-type="float">
            <text:p>-1.6157988221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office:value-type="float" office:value="102" calcext:value-type="float">
            <text:p>102</text:p>
          </table:table-cell>
          <table:table-cell table:formula="of:=STANDARDIZE([.B103];[.H$7];[.I$7])" office:value-type="float" office:value="0.490585890316416" calcext:value-type="float">
            <text:p>0.490585890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1" calcext:value-type="float">
            <text:p>4961</text:p>
          </table:table-cell>
          <table:table-cell office:value-type="float" office:value="103" calcext:value-type="float">
            <text:p>103</text:p>
          </table:table-cell>
          <table:table-cell table:formula="of:=STANDARDIZE([.B104];[.H$7];[.I$7])" office:value-type="float" office:value="-1.00206385916678" calcext:value-type="float">
            <text:p>-1.0020638592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1" calcext:value-type="float">
            <text:p>6801</text:p>
          </table:table-cell>
          <table:table-cell office:value-type="float" office:value="104" calcext:value-type="float">
            <text:p>104</text:p>
          </table:table-cell>
          <table:table-cell table:formula="of:=STANDARDIZE([.B105];[.H$7];[.I$7])" office:value-type="float" office:value="1.12863865367192" calcext:value-type="float">
            <text:p>1.1286386537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64" calcext:value-type="float">
            <text:p>5764</text:p>
          </table:table-cell>
          <table:table-cell office:value-type="float" office:value="105" calcext:value-type="float">
            <text:p>105</text:p>
          </table:table-cell>
          <table:table-cell table:formula="of:=STANDARDIZE([.B106];[.H$7];[.I$7])" office:value-type="float" office:value="-0.0721974907920666" calcext:value-type="float">
            <text:p>-0.0721974908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3" calcext:value-type="float">
            <text:p>6313</text:p>
          </table:table-cell>
          <table:table-cell office:value-type="float" office:value="106" calcext:value-type="float">
            <text:p>106</text:p>
          </table:table-cell>
          <table:table-cell table:formula="of:=STANDARDIZE([.B107];[.H$7];[.I$7])" office:value-type="float" office:value="0.563539291571219" calcext:value-type="float">
            <text:p>0.563539291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9" calcext:value-type="float">
            <text:p>5139</text:p>
          </table:table-cell>
          <table:table-cell office:value-type="float" office:value="107" calcext:value-type="float">
            <text:p>107</text:p>
          </table:table-cell>
          <table:table-cell table:formula="of:=STANDARDIZE([.B108];[.H$7];[.I$7])" office:value-type="float" office:value="-0.795941550859559" calcext:value-type="float">
            <text:p>-0.795941550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9" calcext:value-type="float">
            <text:p>6059</text:p>
          </table:table-cell>
          <table:table-cell office:value-type="float" office:value="108" calcext:value-type="float">
            <text:p>108</text:p>
          </table:table-cell>
          <table:table-cell table:formula="of:=STANDARDIZE([.B109];[.H$7];[.I$7])" office:value-type="float" office:value="0.26940970555979" calcext:value-type="float">
            <text:p>0.269409705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109" calcext:value-type="float">
            <text:p>109</text:p>
          </table:table-cell>
          <table:table-cell table:formula="of:=STANDARDIZE([.B110];[.H$7];[.I$7])" office:value-type="float" office:value="0.0470755303070562" calcext:value-type="float">
            <text:p>0.047075530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3" calcext:value-type="float">
            <text:p>4953</text:p>
          </table:table-cell>
          <table:table-cell office:value-type="float" office:value="110" calcext:value-type="float">
            <text:p>110</text:p>
          </table:table-cell>
          <table:table-cell table:formula="of:=STANDARDIZE([.B111];[.H$7];[.I$7])" office:value-type="float" office:value="-1.01132778313565" calcext:value-type="float">
            <text:p>-1.0113277831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9" calcext:value-type="float">
            <text:p>5149</text:p>
          </table:table-cell>
          <table:table-cell office:value-type="float" office:value="111" calcext:value-type="float">
            <text:p>111</text:p>
          </table:table-cell>
          <table:table-cell table:formula="of:=STANDARDIZE([.B112];[.H$7];[.I$7])" office:value-type="float" office:value="-0.784361645898479" calcext:value-type="float">
            <text:p>-0.784361645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112" calcext:value-type="float">
            <text:p>112</text:p>
          </table:table-cell>
          <table:table-cell table:formula="of:=STANDARDIZE([.B113];[.H$7];[.I$7])" office:value-type="float" office:value="1.1263226726797" calcext:value-type="float">
            <text:p>1.126322672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office:value-type="float" office:value="113" calcext:value-type="float">
            <text:p>113</text:p>
          </table:table-cell>
          <table:table-cell table:formula="of:=STANDARDIZE([.B114];[.H$7];[.I$7])" office:value-type="float" office:value="0.807875286250005" calcext:value-type="float">
            <text:p>0.80787528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office:value-type="float" office:value="114" calcext:value-type="float">
            <text:p>114</text:p>
          </table:table-cell>
          <table:table-cell table:formula="of:=STANDARDIZE([.B115];[.H$7];[.I$7])" office:value-type="float" office:value="1.08000305283538" calcext:value-type="float">
            <text:p>1.080003052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81" calcext:value-type="float">
            <text:p>6481</text:p>
          </table:table-cell>
          <table:table-cell office:value-type="float" office:value="115" calcext:value-type="float">
            <text:p>115</text:p>
          </table:table-cell>
          <table:table-cell table:formula="of:=STANDARDIZE([.B116];[.H$7];[.I$7])" office:value-type="float" office:value="0.758081694917361" calcext:value-type="float">
            <text:p>0.7580816949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office:value-type="float" office:value="116" calcext:value-type="float">
            <text:p>116</text:p>
          </table:table-cell>
          <table:table-cell table:formula="of:=STANDARDIZE([.B117];[.H$7];[.I$7])" office:value-type="float" office:value="-0.97427208726019" calcext:value-type="float">
            <text:p>-0.974272087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117" calcext:value-type="float">
            <text:p>117</text:p>
          </table:table-cell>
          <table:table-cell table:formula="of:=STANDARDIZE([.B118];[.H$7];[.I$7])" office:value-type="float" office:value="-0.954586248826354" calcext:value-type="float">
            <text:p>-0.9545862488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63" calcext:value-type="float">
            <text:p>6663</text:p>
          </table:table-cell>
          <table:table-cell office:value-type="float" office:value="118" calcext:value-type="float">
            <text:p>118</text:p>
          </table:table-cell>
          <table:table-cell table:formula="of:=STANDARDIZE([.B119];[.H$7];[.I$7])" office:value-type="float" office:value="0.968835965209015" calcext:value-type="float">
            <text:p>0.9688359652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5" calcext:value-type="float">
            <text:p>5855</text:p>
          </table:table-cell>
          <table:table-cell office:value-type="float" office:value="119" calcext:value-type="float">
            <text:p>119</text:p>
          </table:table-cell>
          <table:table-cell table:formula="of:=STANDARDIZE([.B120];[.H$7];[.I$7])" office:value-type="float" office:value="0.0331796443537604" calcext:value-type="float">
            <text:p>0.0331796444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39" calcext:value-type="float">
            <text:p>6139</text:p>
          </table:table-cell>
          <table:table-cell office:value-type="float" office:value="120" calcext:value-type="float">
            <text:p>120</text:p>
          </table:table-cell>
          <table:table-cell table:formula="of:=STANDARDIZE([.B121];[.H$7];[.I$7])" office:value-type="float" office:value="0.362048945248429" calcext:value-type="float">
            <text:p>0.3620489452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4" calcext:value-type="float">
            <text:p>6054</text:p>
          </table:table-cell>
          <table:table-cell office:value-type="float" office:value="121" calcext:value-type="float">
            <text:p>121</text:p>
          </table:table-cell>
          <table:table-cell table:formula="of:=STANDARDIZE([.B122];[.H$7];[.I$7])" office:value-type="float" office:value="0.26361975307925" calcext:value-type="float">
            <text:p>0.2636197531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43" calcext:value-type="float">
            <text:p>4943</text:p>
          </table:table-cell>
          <table:table-cell office:value-type="float" office:value="122" calcext:value-type="float">
            <text:p>122</text:p>
          </table:table-cell>
          <table:table-cell table:formula="of:=STANDARDIZE([.B123];[.H$7];[.I$7])" office:value-type="float" office:value="-1.02290768809673" calcext:value-type="float">
            <text:p>-1.0229076881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0" calcext:value-type="float">
            <text:p>5130</text:p>
          </table:table-cell>
          <table:table-cell office:value-type="float" office:value="123" calcext:value-type="float">
            <text:p>123</text:p>
          </table:table-cell>
          <table:table-cell table:formula="of:=STANDARDIZE([.B124];[.H$7];[.I$7])" office:value-type="float" office:value="-0.806363465324531" calcext:value-type="float">
            <text:p>-0.806363465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office:value-type="float" office:value="124" calcext:value-type="float">
            <text:p>124</text:p>
          </table:table-cell>
          <table:table-cell table:formula="of:=STANDARDIZE([.B125];[.H$7];[.I$7])" office:value-type="float" office:value="1.12169071069527" calcext:value-type="float">
            <text:p>1.121690710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6" calcext:value-type="float">
            <text:p>4766</text:p>
          </table:table-cell>
          <table:table-cell office:value-type="float" office:value="125" calcext:value-type="float">
            <text:p>125</text:p>
          </table:table-cell>
          <table:table-cell table:formula="of:=STANDARDIZE([.B126];[.H$7];[.I$7])" office:value-type="float" office:value="-1.22787200590784" calcext:value-type="float">
            <text:p>-1.2278720059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78" calcext:value-type="float">
            <text:p>6678</text:p>
          </table:table-cell>
          <table:table-cell office:value-type="float" office:value="126" calcext:value-type="float">
            <text:p>126</text:p>
          </table:table-cell>
          <table:table-cell table:formula="of:=STANDARDIZE([.B127];[.H$7];[.I$7])" office:value-type="float" office:value="0.986205822650635" calcext:value-type="float">
            <text:p>0.9862058227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6" calcext:value-type="float">
            <text:p>4786</text:p>
          </table:table-cell>
          <table:table-cell office:value-type="float" office:value="127" calcext:value-type="float">
            <text:p>127</text:p>
          </table:table-cell>
          <table:table-cell table:formula="of:=STANDARDIZE([.B128];[.H$7];[.I$7])" office:value-type="float" office:value="-1.20471219598568" calcext:value-type="float">
            <text:p>-1.204712196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office:value-type="float" office:value="128" calcext:value-type="float">
            <text:p>128</text:p>
          </table:table-cell>
          <table:table-cell table:formula="of:=STANDARDIZE([.B129];[.H$7];[.I$7])" office:value-type="float" office:value="0.0273896918732204" calcext:value-type="float">
            <text:p>0.027389691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129" calcext:value-type="float">
            <text:p>129</text:p>
          </table:table-cell>
          <table:table-cell table:formula="of:=STANDARDIZE([.B130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3" calcext:value-type="float">
            <text:p>6813</text:p>
          </table:table-cell>
          <table:table-cell office:value-type="float" office:value="130" calcext:value-type="float">
            <text:p>130</text:p>
          </table:table-cell>
          <table:table-cell table:formula="of:=STANDARDIZE([.B131];[.H$7];[.I$7])" office:value-type="float" office:value="1.14253453962521" calcext:value-type="float">
            <text:p>1.142534539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1" calcext:value-type="float">
            <text:p>5371</text:p>
          </table:table-cell>
          <table:table-cell office:value-type="float" office:value="131" calcext:value-type="float">
            <text:p>131</text:p>
          </table:table-cell>
          <table:table-cell table:formula="of:=STANDARDIZE([.B132];[.H$7];[.I$7])" office:value-type="float" office:value="-0.527287755762506" calcext:value-type="float">
            <text:p>-0.5272877558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132" calcext:value-type="float">
            <text:p>132</text:p>
          </table:table-cell>
          <table:table-cell table:formula="of:=STANDARDIZE([.B133];[.H$7];[.I$7])" office:value-type="float" office:value="0.903988497426968" calcext:value-type="float">
            <text:p>0.903988497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 office:value-type="float" office:value="133" calcext:value-type="float">
            <text:p>133</text:p>
          </table:table-cell>
          <table:table-cell table:formula="of:=STANDARDIZE([.B134];[.H$7];[.I$7])" office:value-type="float" office:value="-1.1780784145752" calcext:value-type="float">
            <text:p>-1.1780784146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9" calcext:value-type="float">
            <text:p>5319</text:p>
          </table:table-cell>
          <table:table-cell office:value-type="float" office:value="134" calcext:value-type="float">
            <text:p>134</text:p>
          </table:table-cell>
          <table:table-cell table:formula="of:=STANDARDIZE([.B135];[.H$7];[.I$7])" office:value-type="float" office:value="-0.587503261560121" calcext:value-type="float">
            <text:p>-0.5875032616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13" calcext:value-type="float">
            <text:p>6613</text:p>
          </table:table-cell>
          <table:table-cell office:value-type="float" office:value="135" calcext:value-type="float">
            <text:p>135</text:p>
          </table:table-cell>
          <table:table-cell table:formula="of:=STANDARDIZE([.B136];[.H$7];[.I$7])" office:value-type="float" office:value="0.910936440403616" calcext:value-type="float">
            <text:p>0.910936440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5" calcext:value-type="float">
            <text:p>4675</text:p>
          </table:table-cell>
          <table:table-cell office:value-type="float" office:value="136" calcext:value-type="float">
            <text:p>136</text:p>
          </table:table-cell>
          <table:table-cell table:formula="of:=STANDARDIZE([.B137];[.H$7];[.I$7])" office:value-type="float" office:value="-1.33324914105367" calcext:value-type="float">
            <text:p>-1.3332491411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3" calcext:value-type="float">
            <text:p>6403</text:p>
          </table:table-cell>
          <table:table-cell office:value-type="float" office:value="137" calcext:value-type="float">
            <text:p>137</text:p>
          </table:table-cell>
          <table:table-cell table:formula="of:=STANDARDIZE([.B138];[.H$7];[.I$7])" office:value-type="float" office:value="0.667758436220938" calcext:value-type="float">
            <text:p>0.6677584362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138" calcext:value-type="float">
            <text:p>138</text:p>
          </table:table-cell>
          <table:table-cell table:formula="of:=STANDARDIZE([.B139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36" calcext:value-type="float">
            <text:p>6436</text:p>
          </table:table-cell>
          <table:table-cell office:value-type="float" office:value="139" calcext:value-type="float">
            <text:p>139</text:p>
          </table:table-cell>
          <table:table-cell table:formula="of:=STANDARDIZE([.B140];[.H$7];[.I$7])" office:value-type="float" office:value="0.705972122592502" calcext:value-type="float">
            <text:p>0.705972122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29" calcext:value-type="float">
            <text:p>5329</text:p>
          </table:table-cell>
          <table:table-cell office:value-type="float" office:value="140" calcext:value-type="float">
            <text:p>140</text:p>
          </table:table-cell>
          <table:table-cell table:formula="of:=STANDARDIZE([.B141];[.H$7];[.I$7])" office:value-type="float" office:value="-0.575923356599042" calcext:value-type="float">
            <text:p>-0.5759233566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2" calcext:value-type="float">
            <text:p>5132</text:p>
          </table:table-cell>
          <table:table-cell office:value-type="float" office:value="141" calcext:value-type="float">
            <text:p>141</text:p>
          </table:table-cell>
          <table:table-cell table:formula="of:=STANDARDIZE([.B142];[.H$7];[.I$7])" office:value-type="float" office:value="-0.804047484332315" calcext:value-type="float">
            <text:p>-0.804047484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office:value-type="float" office:value="142" calcext:value-type="float">
            <text:p>142</text:p>
          </table:table-cell>
          <table:table-cell table:formula="of:=STANDARDIZE([.B143];[.H$7];[.I$7])" office:value-type="float" office:value="0.807875286250005" calcext:value-type="float">
            <text:p>0.80787528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39" calcext:value-type="float">
            <text:p>6039</text:p>
          </table:table-cell>
          <table:table-cell office:value-type="float" office:value="143" calcext:value-type="float">
            <text:p>143</text:p>
          </table:table-cell>
          <table:table-cell table:formula="of:=STANDARDIZE([.B144];[.H$7];[.I$7])" office:value-type="float" office:value="0.24624989563763" calcext:value-type="float">
            <text:p>0.246249895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38" calcext:value-type="float">
            <text:p>6638</text:p>
          </table:table-cell>
          <table:table-cell office:value-type="float" office:value="144" calcext:value-type="float">
            <text:p>144</text:p>
          </table:table-cell>
          <table:table-cell table:formula="of:=STANDARDIZE([.B145];[.H$7];[.I$7])" office:value-type="float" office:value="0.939886202806315" calcext:value-type="float">
            <text:p>0.939886202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office:value-type="float" office:value="145" calcext:value-type="float">
            <text:p>145</text:p>
          </table:table-cell>
          <table:table-cell table:formula="of:=STANDARDIZE([.B146];[.H$7];[.I$7])" office:value-type="float" office:value="1.06147520489765" calcext:value-type="float">
            <text:p>1.061475204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5" calcext:value-type="float">
            <text:p>4985</text:p>
          </table:table-cell>
          <table:table-cell office:value-type="float" office:value="146" calcext:value-type="float">
            <text:p>146</text:p>
          </table:table-cell>
          <table:table-cell table:formula="of:=STANDARDIZE([.B147];[.H$7];[.I$7])" office:value-type="float" office:value="-0.97427208726019" calcext:value-type="float">
            <text:p>-0.974272087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2" calcext:value-type="float">
            <text:p>5892</text:p>
          </table:table-cell>
          <table:table-cell office:value-type="float" office:value="147" calcext:value-type="float">
            <text:p>147</text:p>
          </table:table-cell>
          <table:table-cell table:formula="of:=STANDARDIZE([.B148];[.H$7];[.I$7])" office:value-type="float" office:value="0.0760252927097559" calcext:value-type="float">
            <text:p>0.076025292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44" calcext:value-type="float">
            <text:p>6444</text:p>
          </table:table-cell>
          <table:table-cell office:value-type="float" office:value="148" calcext:value-type="float">
            <text:p>148</text:p>
          </table:table-cell>
          <table:table-cell table:formula="of:=STANDARDIZE([.B149];[.H$7];[.I$7])" office:value-type="float" office:value="0.715236046561366" calcext:value-type="float">
            <text:p>0.715236046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19" calcext:value-type="float">
            <text:p>6619</text:p>
          </table:table-cell>
          <table:table-cell office:value-type="float" office:value="149" calcext:value-type="float">
            <text:p>149</text:p>
          </table:table-cell>
          <table:table-cell table:formula="of:=STANDARDIZE([.B150];[.H$7];[.I$7])" office:value-type="float" office:value="0.917884383380263" calcext:value-type="float">
            <text:p>0.917884383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7" calcext:value-type="float">
            <text:p>5727</text:p>
          </table:table-cell>
          <table:table-cell office:value-type="float" office:value="150" calcext:value-type="float">
            <text:p>150</text:p>
          </table:table-cell>
          <table:table-cell table:formula="of:=STANDARDIZE([.B151];[.H$7];[.I$7])" office:value-type="float" office:value="-0.115043139148062" calcext:value-type="float">
            <text:p>-0.1150431391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office:value-type="float" office:value="151" calcext:value-type="float">
            <text:p>151</text:p>
          </table:table-cell>
          <table:table-cell table:formula="of:=STANDARDIZE([.B152];[.H$7];[.I$7])" office:value-type="float" office:value="1.36371072438184" calcext:value-type="float">
            <text:p>1.3637107244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office:value-type="float" office:value="152" calcext:value-type="float">
            <text:p>152</text:p>
          </table:table-cell>
          <table:table-cell table:formula="of:=STANDARDIZE([.B153];[.H$7];[.I$7])" office:value-type="float" office:value="1.06147520489765" calcext:value-type="float">
            <text:p>1.061475204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7" calcext:value-type="float">
            <text:p>5027</text:p>
          </table:table-cell>
          <table:table-cell office:value-type="float" office:value="153" calcext:value-type="float">
            <text:p>153</text:p>
          </table:table-cell>
          <table:table-cell table:formula="of:=STANDARDIZE([.B154];[.H$7];[.I$7])" office:value-type="float" office:value="-0.925636486423654" calcext:value-type="float">
            <text:p>-0.9256364864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71" calcext:value-type="float">
            <text:p>6271</text:p>
          </table:table-cell>
          <table:table-cell office:value-type="float" office:value="154" calcext:value-type="float">
            <text:p>154</text:p>
          </table:table-cell>
          <table:table-cell table:formula="of:=STANDARDIZE([.B155];[.H$7];[.I$7])" office:value-type="float" office:value="0.514903690734684" calcext:value-type="float">
            <text:p>0.514903690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 office:value-type="float" office:value="155" calcext:value-type="float">
            <text:p>155</text:p>
          </table:table-cell>
          <table:table-cell table:formula="of:=STANDARDIZE([.B156];[.H$7];[.I$7])" office:value-type="float" office:value="1.08926697680425" calcext:value-type="float">
            <text:p>1.089266976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4" calcext:value-type="float">
            <text:p>5814</text:p>
          </table:table-cell>
          <table:table-cell office:value-type="float" office:value="156" calcext:value-type="float">
            <text:p>156</text:p>
          </table:table-cell>
          <table:table-cell table:formula="of:=STANDARDIZE([.B157];[.H$7];[.I$7])" office:value-type="float" office:value="-0.0142979659866672" calcext:value-type="float">
            <text:p>-0.01429796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37" calcext:value-type="float">
            <text:p>4137</text:p>
          </table:table-cell>
          <table:table-cell office:value-type="float" office:value="157" calcext:value-type="float">
            <text:p>157</text:p>
          </table:table-cell>
          <table:table-cell table:formula="of:=STANDARDIZE([.B158];[.H$7];[.I$7])" office:value-type="float" office:value="-1.95624802795976" calcext:value-type="float">
            <text:p>-1.956248028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54" calcext:value-type="float">
            <text:p>6254</text:p>
          </table:table-cell>
          <table:table-cell office:value-type="float" office:value="158" calcext:value-type="float">
            <text:p>158</text:p>
          </table:table-cell>
          <table:table-cell table:formula="of:=STANDARDIZE([.B159];[.H$7];[.I$7])" office:value-type="float" office:value="0.495217852300848" calcext:value-type="float">
            <text:p>0.495217852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 office:value-type="float" office:value="159" calcext:value-type="float">
            <text:p>159</text:p>
          </table:table-cell>
          <table:table-cell table:formula="of:=STANDARDIZE([.B160];[.H$7];[.I$7])" office:value-type="float" office:value="1.2421217222905" calcext:value-type="float">
            <text:p>1.242121722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4" calcext:value-type="float">
            <text:p>6344</text:p>
          </table:table-cell>
          <table:table-cell office:value-type="float" office:value="160" calcext:value-type="float">
            <text:p>160</text:p>
          </table:table-cell>
          <table:table-cell table:formula="of:=STANDARDIZE([.B161];[.H$7];[.I$7])" office:value-type="float" office:value="0.599436996950567" calcext:value-type="float">
            <text:p>0.59943699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8" calcext:value-type="float">
            <text:p>4868</text:p>
          </table:table-cell>
          <table:table-cell office:value-type="float" office:value="161" calcext:value-type="float">
            <text:p>161</text:p>
          </table:table-cell>
          <table:table-cell table:formula="of:=STANDARDIZE([.B162];[.H$7];[.I$7])" office:value-type="float" office:value="-1.10975697530482" calcext:value-type="float">
            <text:p>-1.109756975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9" calcext:value-type="float">
            <text:p>6069</text:p>
          </table:table-cell>
          <table:table-cell office:value-type="float" office:value="162" calcext:value-type="float">
            <text:p>162</text:p>
          </table:table-cell>
          <table:table-cell table:formula="of:=STANDARDIZE([.B163];[.H$7];[.I$7])" office:value-type="float" office:value="0.28098961052087" calcext:value-type="float">
            <text:p>0.280989610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3" calcext:value-type="float">
            <text:p>4383</text:p>
          </table:table-cell>
          <table:table-cell office:value-type="float" office:value="163" calcext:value-type="float">
            <text:p>163</text:p>
          </table:table-cell>
          <table:table-cell table:formula="of:=STANDARDIZE([.B164];[.H$7];[.I$7])" office:value-type="float" office:value="-1.6713823659172" calcext:value-type="float">
            <text:p>-1.671382365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88" calcext:value-type="float">
            <text:p>6588</text:p>
          </table:table-cell>
          <table:table-cell office:value-type="float" office:value="164" calcext:value-type="float">
            <text:p>164</text:p>
          </table:table-cell>
          <table:table-cell table:formula="of:=STANDARDIZE([.B165];[.H$7];[.I$7])" office:value-type="float" office:value="0.881986678000916" calcext:value-type="float">
            <text:p>0.88198667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94" calcext:value-type="float">
            <text:p>6494</text:p>
          </table:table-cell>
          <table:table-cell office:value-type="float" office:value="165" calcext:value-type="float">
            <text:p>165</text:p>
          </table:table-cell>
          <table:table-cell table:formula="of:=STANDARDIZE([.B166];[.H$7];[.I$7])" office:value-type="float" office:value="0.773135571366765" calcext:value-type="float">
            <text:p>0.773135571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2" calcext:value-type="float">
            <text:p>5542</text:p>
          </table:table-cell>
          <table:table-cell office:value-type="float" office:value="166" calcext:value-type="float">
            <text:p>166</text:p>
          </table:table-cell>
          <table:table-cell table:formula="of:=STANDARDIZE([.B167];[.H$7];[.I$7])" office:value-type="float" office:value="-0.32927138092804" calcext:value-type="float">
            <text:p>-0.329271380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4" calcext:value-type="float">
            <text:p>6504</text:p>
          </table:table-cell>
          <table:table-cell office:value-type="float" office:value="167" calcext:value-type="float">
            <text:p>167</text:p>
          </table:table-cell>
          <table:table-cell table:formula="of:=STANDARDIZE([.B168];[.H$7];[.I$7])" office:value-type="float" office:value="0.784715476327845" calcext:value-type="float">
            <text:p>0.78471547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6" calcext:value-type="float">
            <text:p>6746</text:p>
          </table:table-cell>
          <table:table-cell office:value-type="float" office:value="168" calcext:value-type="float">
            <text:p>168</text:p>
          </table:table-cell>
          <table:table-cell table:formula="of:=STANDARDIZE([.B169];[.H$7];[.I$7])" office:value-type="float" office:value="1.06494917638598" calcext:value-type="float">
            <text:p>1.064949176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18" calcext:value-type="float">
            <text:p>6718</text:p>
          </table:table-cell>
          <table:table-cell office:value-type="float" office:value="169" calcext:value-type="float">
            <text:p>169</text:p>
          </table:table-cell>
          <table:table-cell table:formula="of:=STANDARDIZE([.B170];[.H$7];[.I$7])" office:value-type="float" office:value="1.03252544249495" calcext:value-type="float">
            <text:p>1.032525442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40" calcext:value-type="float">
            <text:p>5540</text:p>
          </table:table-cell>
          <table:table-cell office:value-type="float" office:value="170" calcext:value-type="float">
            <text:p>170</text:p>
          </table:table-cell>
          <table:table-cell table:formula="of:=STANDARDIZE([.B171];[.H$7];[.I$7])" office:value-type="float" office:value="-0.331587361920256" calcext:value-type="float">
            <text:p>-0.331587361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4" calcext:value-type="float">
            <text:p>6414</text:p>
          </table:table-cell>
          <table:table-cell office:value-type="float" office:value="171" calcext:value-type="float">
            <text:p>171</text:p>
          </table:table-cell>
          <table:table-cell table:formula="of:=STANDARDIZE([.B172];[.H$7];[.I$7])" office:value-type="float" office:value="0.680496331678126" calcext:value-type="float">
            <text:p>0.680496331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4" calcext:value-type="float">
            <text:p>5044</text:p>
          </table:table-cell>
          <table:table-cell office:value-type="float" office:value="172" calcext:value-type="float">
            <text:p>172</text:p>
          </table:table-cell>
          <table:table-cell table:formula="of:=STANDARDIZE([.B173];[.H$7];[.I$7])" office:value-type="float" office:value="-0.905950647989818" calcext:value-type="float">
            <text:p>-0.905950648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41" calcext:value-type="float">
            <text:p>4841</text:p>
          </table:table-cell>
          <table:table-cell office:value-type="float" office:value="173" calcext:value-type="float">
            <text:p>173</text:p>
          </table:table-cell>
          <table:table-cell table:formula="of:=STANDARDIZE([.B174];[.H$7];[.I$7])" office:value-type="float" office:value="-1.14102271869974" calcext:value-type="float">
            <text:p>-1.141022718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1" calcext:value-type="float">
            <text:p>5991</text:p>
          </table:table-cell>
          <table:table-cell office:value-type="float" office:value="174" calcext:value-type="float">
            <text:p>174</text:p>
          </table:table-cell>
          <table:table-cell table:formula="of:=STANDARDIZE([.B175];[.H$7];[.I$7])" office:value-type="float" office:value="0.190666351824447" calcext:value-type="float">
            <text:p>0.190666351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8" calcext:value-type="float">
            <text:p>4278</text:p>
          </table:table-cell>
          <table:table-cell office:value-type="float" office:value="175" calcext:value-type="float">
            <text:p>175</text:p>
          </table:table-cell>
          <table:table-cell table:formula="of:=STANDARDIZE([.B176];[.H$7];[.I$7])" office:value-type="float" office:value="-1.79297136800854" calcext:value-type="float">
            <text:p>-1.792971368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office:value-type="float" office:value="176" calcext:value-type="float">
            <text:p>176</text:p>
          </table:table-cell>
          <table:table-cell table:formula="of:=STANDARDIZE([.B177];[.H$7];[.I$7])" office:value-type="float" office:value="-0.00619203251391124" calcext:value-type="float">
            <text:p>-0.006192032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9" calcext:value-type="float">
            <text:p>5799</text:p>
          </table:table-cell>
          <table:table-cell office:value-type="float" office:value="177" calcext:value-type="float">
            <text:p>177</text:p>
          </table:table-cell>
          <table:table-cell table:formula="of:=STANDARDIZE([.B178];[.H$7];[.I$7])" office:value-type="float" office:value="-0.031667823428287" calcext:value-type="float">
            <text:p>-0.031667823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float" office:value="178" calcext:value-type="float">
            <text:p>178</text:p>
          </table:table-cell>
          <table:table-cell table:formula="of:=STANDARDIZE([.B179];[.H$7];[.I$7])" office:value-type="float" office:value="1.05915922390544" calcext:value-type="float">
            <text:p>1.059159223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179" calcext:value-type="float">
            <text:p>179</text:p>
          </table:table-cell>
          <table:table-cell table:formula="of:=STANDARDIZE([.B180];[.H$7];[.I$7])" office:value-type="float" office:value="0.872722754032052" calcext:value-type="float">
            <text:p>0.87272275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4" calcext:value-type="float">
            <text:p>5754</text:p>
          </table:table-cell>
          <table:table-cell office:value-type="float" office:value="180" calcext:value-type="float">
            <text:p>180</text:p>
          </table:table-cell>
          <table:table-cell table:formula="of:=STANDARDIZE([.B181];[.H$7];[.I$7])" office:value-type="float" office:value="-0.0837773957531465" calcext:value-type="float">
            <text:p>-0.0837773958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04" calcext:value-type="float">
            <text:p>6704</text:p>
          </table:table-cell>
          <table:table-cell office:value-type="float" office:value="181" calcext:value-type="float">
            <text:p>181</text:p>
          </table:table-cell>
          <table:table-cell table:formula="of:=STANDARDIZE([.B182];[.H$7];[.I$7])" office:value-type="float" office:value="1.01631357554944" calcext:value-type="float">
            <text:p>1.016313575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9" calcext:value-type="float">
            <text:p>6209</text:p>
          </table:table-cell>
          <table:table-cell office:value-type="float" office:value="182" calcext:value-type="float">
            <text:p>182</text:p>
          </table:table-cell>
          <table:table-cell table:formula="of:=STANDARDIZE([.B183];[.H$7];[.I$7])" office:value-type="float" office:value="0.443108279975988" calcext:value-type="float">
            <text:p>0.4431082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 office:value-type="float" office:value="183" calcext:value-type="float">
            <text:p>183</text:p>
          </table:table-cell>
          <table:table-cell table:formula="of:=STANDARDIZE([.B184];[.H$7];[.I$7])" office:value-type="float" office:value="-1.64474858450672" calcext:value-type="float">
            <text:p>-1.644748584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9" calcext:value-type="float">
            <text:p>6899</text:p>
          </table:table-cell>
          <table:table-cell office:value-type="float" office:value="184" calcext:value-type="float">
            <text:p>184</text:p>
          </table:table-cell>
          <table:table-cell table:formula="of:=STANDARDIZE([.B185];[.H$7];[.I$7])" office:value-type="float" office:value="1.2421217222905" calcext:value-type="float">
            <text:p>1.242121722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9" calcext:value-type="float">
            <text:p>5609</text:p>
          </table:table-cell>
          <table:table-cell office:value-type="float" office:value="185" calcext:value-type="float">
            <text:p>185</text:p>
          </table:table-cell>
          <table:table-cell table:formula="of:=STANDARDIZE([.B186];[.H$7];[.I$7])" office:value-type="float" office:value="-0.251686017688805" calcext:value-type="float">
            <text:p>-0.251686017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186" calcext:value-type="float">
            <text:p>186</text:p>
          </table:table-cell>
          <table:table-cell table:formula="of:=STANDARDIZE([.B187];[.H$7];[.I$7])" office:value-type="float" office:value="1.26759751320488" calcext:value-type="float">
            <text:p>1.267597513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64" calcext:value-type="float">
            <text:p>6864</text:p>
          </table:table-cell>
          <table:table-cell office:value-type="float" office:value="187" calcext:value-type="float">
            <text:p>187</text:p>
          </table:table-cell>
          <table:table-cell table:formula="of:=STANDARDIZE([.B188];[.H$7];[.I$7])" office:value-type="float" office:value="1.20159205492672" calcext:value-type="float">
            <text:p>1.2015920549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2" calcext:value-type="float">
            <text:p>4772</text:p>
          </table:table-cell>
          <table:table-cell office:value-type="float" office:value="188" calcext:value-type="float">
            <text:p>188</text:p>
          </table:table-cell>
          <table:table-cell table:formula="of:=STANDARDIZE([.B189];[.H$7];[.I$7])" office:value-type="float" office:value="-1.22092406293119" calcext:value-type="float">
            <text:p>-1.2209240629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73" calcext:value-type="float">
            <text:p>4673</text:p>
          </table:table-cell>
          <table:table-cell office:value-type="float" office:value="189" calcext:value-type="float">
            <text:p>189</text:p>
          </table:table-cell>
          <table:table-cell table:formula="of:=STANDARDIZE([.B190];[.H$7];[.I$7])" office:value-type="float" office:value="-1.33556512204588" calcext:value-type="float">
            <text:p>-1.335565122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office:value-type="float" office:value="190" calcext:value-type="float">
            <text:p>190</text:p>
          </table:table-cell>
          <table:table-cell table:formula="of:=STANDARDIZE([.B191];[.H$7];[.I$7])" office:value-type="float" office:value="1.06147520489765" calcext:value-type="float">
            <text:p>1.061475204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191" calcext:value-type="float">
            <text:p>191</text:p>
          </table:table-cell>
          <table:table-cell table:formula="of:=STANDARDIZE([.B192];[.H$7];[.I$7])" office:value-type="float" office:value="0.0470755303070562" calcext:value-type="float">
            <text:p>0.047075530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192" calcext:value-type="float">
            <text:p>192</text:p>
          </table:table-cell>
          <table:table-cell table:formula="of:=STANDARDIZE([.B193];[.H$7];[.I$7])" office:value-type="float" office:value="-0.865420980626039" calcext:value-type="float">
            <text:p>-0.865420980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68" calcext:value-type="float">
            <text:p>5368</text:p>
          </table:table-cell>
          <table:table-cell office:value-type="float" office:value="193" calcext:value-type="float">
            <text:p>193</text:p>
          </table:table-cell>
          <table:table-cell table:formula="of:=STANDARDIZE([.B194];[.H$7];[.I$7])" office:value-type="float" office:value="-0.53076172725083" calcext:value-type="float">
            <text:p>-0.530761727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69" calcext:value-type="float">
            <text:p>5469</text:p>
          </table:table-cell>
          <table:table-cell office:value-type="float" office:value="194" calcext:value-type="float">
            <text:p>194</text:p>
          </table:table-cell>
          <table:table-cell table:formula="of:=STANDARDIZE([.B195];[.H$7];[.I$7])" office:value-type="float" office:value="-0.413804687143923" calcext:value-type="float">
            <text:p>-0.4138046871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9" calcext:value-type="float">
            <text:p>6069</text:p>
          </table:table-cell>
          <table:table-cell office:value-type="float" office:value="195" calcext:value-type="float">
            <text:p>195</text:p>
          </table:table-cell>
          <table:table-cell table:formula="of:=STANDARDIZE([.B196];[.H$7];[.I$7])" office:value-type="float" office:value="0.28098961052087" calcext:value-type="float">
            <text:p>0.280989610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float" office:value="196" calcext:value-type="float">
            <text:p>196</text:p>
          </table:table-cell>
          <table:table-cell table:formula="of:=STANDARDIZE([.B197];[.H$7];[.I$7])" office:value-type="float" office:value="1.05915922390544" calcext:value-type="float">
            <text:p>1.059159223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3" calcext:value-type="float">
            <text:p>6743</text:p>
          </table:table-cell>
          <table:table-cell office:value-type="float" office:value="197" calcext:value-type="float">
            <text:p>197</text:p>
          </table:table-cell>
          <table:table-cell table:formula="of:=STANDARDIZE([.B198];[.H$7];[.I$7])" office:value-type="float" office:value="1.06147520489765" calcext:value-type="float">
            <text:p>1.061475204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 office:value-type="float" office:value="198" calcext:value-type="float">
            <text:p>198</text:p>
          </table:table-cell>
          <table:table-cell table:formula="of:=STANDARDIZE([.B199];[.H$7];[.I$7])" office:value-type="float" office:value="-1.64011662252228" calcext:value-type="float">
            <text:p>-1.6401166225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60" calcext:value-type="float">
            <text:p>4960</text:p>
          </table:table-cell>
          <table:table-cell office:value-type="float" office:value="199" calcext:value-type="float">
            <text:p>199</text:p>
          </table:table-cell>
          <table:table-cell table:formula="of:=STANDARDIZE([.B200];[.H$7];[.I$7])" office:value-type="float" office:value="-1.00322184966289" calcext:value-type="float">
            <text:p>-1.0032218497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7" calcext:value-type="float">
            <text:p>5727</text:p>
          </table:table-cell>
          <table:table-cell office:value-type="float" office:value="200" calcext:value-type="float">
            <text:p>200</text:p>
          </table:table-cell>
          <table:table-cell table:formula="of:=STANDARDIZE([.B201];[.H$7];[.I$7])" office:value-type="float" office:value="-0.115043139148062" calcext:value-type="float">
            <text:p>-0.1150431391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68" calcext:value-type="float">
            <text:p>5268</text:p>
          </table:table-cell>
          <table:table-cell office:value-type="float" office:value="201" calcext:value-type="float">
            <text:p>201</text:p>
          </table:table-cell>
          <table:table-cell table:formula="of:=STANDARDIZE([.B202];[.H$7];[.I$7])" office:value-type="float" office:value="-0.646560776861629" calcext:value-type="float">
            <text:p>-0.646560776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59" calcext:value-type="float">
            <text:p>6759</text:p>
          </table:table-cell>
          <table:table-cell office:value-type="float" office:value="202" calcext:value-type="float">
            <text:p>202</text:p>
          </table:table-cell>
          <table:table-cell table:formula="of:=STANDARDIZE([.B203];[.H$7];[.I$7])" office:value-type="float" office:value="1.08000305283538" calcext:value-type="float">
            <text:p>1.080003052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office:value-type="float" office:value="203" calcext:value-type="float">
            <text:p>203</text:p>
          </table:table-cell>
          <table:table-cell table:formula="of:=STANDARDIZE([.B204];[.H$7];[.I$7])" office:value-type="float" office:value="1.12169071069527" calcext:value-type="float">
            <text:p>1.121690710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office:value-type="float" office:value="204" calcext:value-type="float">
            <text:p>204</text:p>
          </table:table-cell>
          <table:table-cell table:formula="of:=STANDARDIZE([.B205];[.H$7];[.I$7])" office:value-type="float" office:value="0.807875286250005" calcext:value-type="float">
            <text:p>0.80787528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33" calcext:value-type="float">
            <text:p>4833</text:p>
          </table:table-cell>
          <table:table-cell office:value-type="float" office:value="205" calcext:value-type="float">
            <text:p>205</text:p>
          </table:table-cell>
          <table:table-cell table:formula="of:=STANDARDIZE([.B206];[.H$7];[.I$7])" office:value-type="float" office:value="-1.1502866426686" calcext:value-type="float">
            <text:p>-1.1502866427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3" calcext:value-type="float">
            <text:p>6813</text:p>
          </table:table-cell>
          <table:table-cell office:value-type="float" office:value="206" calcext:value-type="float">
            <text:p>206</text:p>
          </table:table-cell>
          <table:table-cell table:formula="of:=STANDARDIZE([.B207];[.H$7];[.I$7])" office:value-type="float" office:value="1.14253453962521" calcext:value-type="float">
            <text:p>1.142534539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7" calcext:value-type="float">
            <text:p>6317</text:p>
          </table:table-cell>
          <table:table-cell office:value-type="float" office:value="207" calcext:value-type="float">
            <text:p>207</text:p>
          </table:table-cell>
          <table:table-cell table:formula="of:=STANDARDIZE([.B208];[.H$7];[.I$7])" office:value-type="float" office:value="0.568171253555651" calcext:value-type="float">
            <text:p>0.568171253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72" calcext:value-type="float">
            <text:p>6072</text:p>
          </table:table-cell>
          <table:table-cell office:value-type="float" office:value="208" calcext:value-type="float">
            <text:p>208</text:p>
          </table:table-cell>
          <table:table-cell table:formula="of:=STANDARDIZE([.B209];[.H$7];[.I$7])" office:value-type="float" office:value="0.284463582009194" calcext:value-type="float">
            <text:p>0.284463582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90" calcext:value-type="float">
            <text:p>5590</text:p>
          </table:table-cell>
          <table:table-cell office:value-type="float" office:value="209" calcext:value-type="float">
            <text:p>209</text:p>
          </table:table-cell>
          <table:table-cell table:formula="of:=STANDARDIZE([.B210];[.H$7];[.I$7])" office:value-type="float" office:value="-0.273687837114857" calcext:value-type="float">
            <text:p>-0.2736878371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210" calcext:value-type="float">
            <text:p>210</text:p>
          </table:table-cell>
          <table:table-cell table:formula="of:=STANDARDIZE([.B211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0" calcext:value-type="float">
            <text:p>5930</text:p>
          </table:table-cell>
          <table:table-cell office:value-type="float" office:value="211" calcext:value-type="float">
            <text:p>211</text:p>
          </table:table-cell>
          <table:table-cell table:formula="of:=STANDARDIZE([.B212];[.H$7];[.I$7])" office:value-type="float" office:value="0.12002893156186" calcext:value-type="float">
            <text:p>0.120028931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9" calcext:value-type="float">
            <text:p>5029</text:p>
          </table:table-cell>
          <table:table-cell office:value-type="float" office:value="212" calcext:value-type="float">
            <text:p>212</text:p>
          </table:table-cell>
          <table:table-cell table:formula="of:=STANDARDIZE([.B213];[.H$7];[.I$7])" office:value-type="float" office:value="-0.923320505431438" calcext:value-type="float">
            <text:p>-0.9233205054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4" calcext:value-type="float">
            <text:p>6414</text:p>
          </table:table-cell>
          <table:table-cell office:value-type="float" office:value="213" calcext:value-type="float">
            <text:p>213</text:p>
          </table:table-cell>
          <table:table-cell table:formula="of:=STANDARDIZE([.B214];[.H$7];[.I$7])" office:value-type="float" office:value="0.680496331678126" calcext:value-type="float">
            <text:p>0.6804963317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float" office:value="214" calcext:value-type="float">
            <text:p>214</text:p>
          </table:table-cell>
          <table:table-cell table:formula="of:=STANDARDIZE([.B215];[.H$7];[.I$7])" office:value-type="float" office:value="-1.12481085175423" calcext:value-type="float">
            <text:p>-1.1248108518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74" calcext:value-type="float">
            <text:p>5774</text:p>
          </table:table-cell>
          <table:table-cell office:value-type="float" office:value="215" calcext:value-type="float">
            <text:p>215</text:p>
          </table:table-cell>
          <table:table-cell table:formula="of:=STANDARDIZE([.B216];[.H$7];[.I$7])" office:value-type="float" office:value="-0.0606175858309867" calcext:value-type="float">
            <text:p>-0.060617585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5" calcext:value-type="float">
            <text:p>4855</text:p>
          </table:table-cell>
          <table:table-cell office:value-type="float" office:value="216" calcext:value-type="float">
            <text:p>216</text:p>
          </table:table-cell>
          <table:table-cell table:formula="of:=STANDARDIZE([.B217];[.H$7];[.I$7])" office:value-type="float" office:value="-1.12481085175423" calcext:value-type="float">
            <text:p>-1.1248108518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78" calcext:value-type="float">
            <text:p>6478</text:p>
          </table:table-cell>
          <table:table-cell office:value-type="float" office:value="217" calcext:value-type="float">
            <text:p>217</text:p>
          </table:table-cell>
          <table:table-cell table:formula="of:=STANDARDIZE([.B218];[.H$7];[.I$7])" office:value-type="float" office:value="0.754607723429037" calcext:value-type="float">
            <text:p>0.7546077234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office:value-type="float" office:value="218" calcext:value-type="float">
            <text:p>218</text:p>
          </table:table-cell>
          <table:table-cell table:formula="of:=STANDARDIZE([.B219];[.H$7];[.I$7])" office:value-type="float" office:value="-1.10512501332039" calcext:value-type="float">
            <text:p>-1.10512501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76" calcext:value-type="float">
            <text:p>5276</text:p>
          </table:table-cell>
          <table:table-cell office:value-type="float" office:value="219" calcext:value-type="float">
            <text:p>219</text:p>
          </table:table-cell>
          <table:table-cell table:formula="of:=STANDARDIZE([.B220];[.H$7];[.I$7])" office:value-type="float" office:value="-0.637296852892765" calcext:value-type="float">
            <text:p>-0.6372968529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220" calcext:value-type="float">
            <text:p>220</text:p>
          </table:table-cell>
          <table:table-cell table:formula="of:=STANDARDIZE([.B221];[.H$7];[.I$7])" office:value-type="float" office:value="-1.66211844194833" calcext:value-type="float">
            <text:p>-1.662118441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221" calcext:value-type="float">
            <text:p>221</text:p>
          </table:table-cell>
          <table:table-cell table:formula="of:=STANDARDIZE([.B222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0" calcext:value-type="float">
            <text:p>5410</text:p>
          </table:table-cell>
          <table:table-cell office:value-type="float" office:value="222" calcext:value-type="float">
            <text:p>222</text:p>
          </table:table-cell>
          <table:table-cell table:formula="of:=STANDARDIZE([.B223];[.H$7];[.I$7])" office:value-type="float" office:value="-0.482126126414294" calcext:value-type="float">
            <text:p>-0.482126126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5" calcext:value-type="float">
            <text:p>5735</text:p>
          </table:table-cell>
          <table:table-cell office:value-type="float" office:value="223" calcext:value-type="float">
            <text:p>223</text:p>
          </table:table-cell>
          <table:table-cell table:formula="of:=STANDARDIZE([.B224];[.H$7];[.I$7])" office:value-type="float" office:value="-0.105779215179198" calcext:value-type="float">
            <text:p>-0.1057792152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5" calcext:value-type="float">
            <text:p>6345</text:p>
          </table:table-cell>
          <table:table-cell office:value-type="float" office:value="224" calcext:value-type="float">
            <text:p>224</text:p>
          </table:table-cell>
          <table:table-cell table:formula="of:=STANDARDIZE([.B225];[.H$7];[.I$7])" office:value-type="float" office:value="0.600594987446675" calcext:value-type="float">
            <text:p>0.600594987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67" calcext:value-type="float">
            <text:p>6767</text:p>
          </table:table-cell>
          <table:table-cell office:value-type="float" office:value="225" calcext:value-type="float">
            <text:p>225</text:p>
          </table:table-cell>
          <table:table-cell table:formula="of:=STANDARDIZE([.B226];[.H$7];[.I$7])" office:value-type="float" office:value="1.08926697680425" calcext:value-type="float">
            <text:p>1.0892669768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54" calcext:value-type="float">
            <text:p>6254</text:p>
          </table:table-cell>
          <table:table-cell office:value-type="float" office:value="226" calcext:value-type="float">
            <text:p>226</text:p>
          </table:table-cell>
          <table:table-cell table:formula="of:=STANDARDIZE([.B227];[.H$7];[.I$7])" office:value-type="float" office:value="0.495217852300848" calcext:value-type="float">
            <text:p>0.4952178523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89" calcext:value-type="float">
            <text:p>4789</text:p>
          </table:table-cell>
          <table:table-cell office:value-type="float" office:value="227" calcext:value-type="float">
            <text:p>227</text:p>
          </table:table-cell>
          <table:table-cell table:formula="of:=STANDARDIZE([.B228];[.H$7];[.I$7])" office:value-type="float" office:value="-1.20123822449736" calcext:value-type="float">
            <text:p>-1.201238224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4" calcext:value-type="float">
            <text:p>6414</text:p>
          </table:table-cell>
          <table:table-cell office:value-type="float" office:value="228" calcext:value-type="float">
            <text:p>228</text:p>
          </table:table-cell>
          <table:table-cell table:formula="of:=STANDARDIZE([.B229];[.H$7];[.I$7])" office:value-type="float" office:value="0.680496331678126" calcext:value-type="float">
            <text:p>0.680496331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85" calcext:value-type="float">
            <text:p>5385</text:p>
          </table:table-cell>
          <table:table-cell office:value-type="float" office:value="229" calcext:value-type="float">
            <text:p>229</text:p>
          </table:table-cell>
          <table:table-cell table:formula="of:=STANDARDIZE([.B230];[.H$7];[.I$7])" office:value-type="float" office:value="-0.511075888816994" calcext:value-type="float">
            <text:p>-0.5110758888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office:value-type="float" office:value="230" calcext:value-type="float">
            <text:p>230</text:p>
          </table:table-cell>
          <table:table-cell table:formula="of:=STANDARDIZE([.B231];[.H$7];[.I$7])" office:value-type="float" office:value="-2.24111369000233" calcext:value-type="float">
            <text:p>-2.24111369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231" calcext:value-type="float">
            <text:p>231</text:p>
          </table:table-cell>
          <table:table-cell table:formula="of:=STANDARDIZE([.B232];[.H$7];[.I$7])" office:value-type="float" office:value="1.26759751320488" calcext:value-type="float">
            <text:p>1.267597513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2" calcext:value-type="float">
            <text:p>4892</text:p>
          </table:table-cell>
          <table:table-cell office:value-type="float" office:value="232" calcext:value-type="float">
            <text:p>232</text:p>
          </table:table-cell>
          <table:table-cell table:formula="of:=STANDARDIZE([.B233];[.H$7];[.I$7])" office:value-type="float" office:value="-1.08196520339823" calcext:value-type="float">
            <text:p>-1.0819652034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3" calcext:value-type="float">
            <text:p>6813</text:p>
          </table:table-cell>
          <table:table-cell office:value-type="float" office:value="233" calcext:value-type="float">
            <text:p>233</text:p>
          </table:table-cell>
          <table:table-cell table:formula="of:=STANDARDIZE([.B234];[.H$7];[.I$7])" office:value-type="float" office:value="1.14253453962521" calcext:value-type="float">
            <text:p>1.142534539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2" calcext:value-type="float">
            <text:p>4872</text:p>
          </table:table-cell>
          <table:table-cell office:value-type="float" office:value="234" calcext:value-type="float">
            <text:p>234</text:p>
          </table:table-cell>
          <table:table-cell table:formula="of:=STANDARDIZE([.B235];[.H$7];[.I$7])" office:value-type="float" office:value="-1.10512501332039" calcext:value-type="float">
            <text:p>-1.1051250133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19" calcext:value-type="float">
            <text:p>5919</text:p>
          </table:table-cell>
          <table:table-cell office:value-type="float" office:value="235" calcext:value-type="float">
            <text:p>235</text:p>
          </table:table-cell>
          <table:table-cell table:formula="of:=STANDARDIZE([.B236];[.H$7];[.I$7])" office:value-type="float" office:value="0.107291036104672" calcext:value-type="float">
            <text:p>0.1072910361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236" calcext:value-type="float">
            <text:p>236</text:p>
          </table:table-cell>
          <table:table-cell table:formula="of:=STANDARDIZE([.B237];[.H$7];[.I$7])" office:value-type="float" office:value="0.744185808964065" calcext:value-type="float">
            <text:p>0.744185809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237" calcext:value-type="float">
            <text:p>237</text:p>
          </table:table-cell>
          <table:table-cell table:formula="of:=STANDARDIZE([.B238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7" calcext:value-type="float">
            <text:p>3747</text:p>
          </table:table-cell>
          <table:table-cell office:value-type="float" office:value="238" calcext:value-type="float">
            <text:p>238</text:p>
          </table:table-cell>
          <table:table-cell table:formula="of:=STANDARDIZE([.B239];[.H$7];[.I$7])" office:value-type="float" office:value="-2.40786432144188" calcext:value-type="float">
            <text:p>-2.4078643214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float" office:value="239" calcext:value-type="float">
            <text:p>239</text:p>
          </table:table-cell>
          <table:table-cell table:formula="of:=STANDARDIZE([.B240];[.H$7];[.I$7])" office:value-type="float" office:value="-0.94532232485749" calcext:value-type="float">
            <text:p>-0.9453223249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7" calcext:value-type="float">
            <text:p>6207</text:p>
          </table:table-cell>
          <table:table-cell office:value-type="float" office:value="240" calcext:value-type="float">
            <text:p>240</text:p>
          </table:table-cell>
          <table:table-cell table:formula="of:=STANDARDIZE([.B241];[.H$7];[.I$7])" office:value-type="float" office:value="0.440792298983772" calcext:value-type="float">
            <text:p>0.440792299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4" calcext:value-type="float">
            <text:p>6524</text:p>
          </table:table-cell>
          <table:table-cell office:value-type="float" office:value="241" calcext:value-type="float">
            <text:p>241</text:p>
          </table:table-cell>
          <table:table-cell table:formula="of:=STANDARDIZE([.B242];[.H$7];[.I$7])" office:value-type="float" office:value="0.807875286250005" calcext:value-type="float">
            <text:p>0.80787528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19" calcext:value-type="float">
            <text:p>6619</text:p>
          </table:table-cell>
          <table:table-cell office:value-type="float" office:value="242" calcext:value-type="float">
            <text:p>242</text:p>
          </table:table-cell>
          <table:table-cell table:formula="of:=STANDARDIZE([.B243];[.H$7];[.I$7])" office:value-type="float" office:value="0.917884383380263" calcext:value-type="float">
            <text:p>0.9178843834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243" calcext:value-type="float">
            <text:p>243</text:p>
          </table:table-cell>
          <table:table-cell table:formula="of:=STANDARDIZE([.B244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52" calcext:value-type="float">
            <text:p>6052</text:p>
          </table:table-cell>
          <table:table-cell office:value-type="float" office:value="244" calcext:value-type="float">
            <text:p>244</text:p>
          </table:table-cell>
          <table:table-cell table:formula="of:=STANDARDIZE([.B245];[.H$7];[.I$7])" office:value-type="float" office:value="0.261303772087034" calcext:value-type="float">
            <text:p>0.2613037721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58" calcext:value-type="float">
            <text:p>6458</text:p>
          </table:table-cell>
          <table:table-cell office:value-type="float" office:value="245" calcext:value-type="float">
            <text:p>245</text:p>
          </table:table-cell>
          <table:table-cell table:formula="of:=STANDARDIZE([.B246];[.H$7];[.I$7])" office:value-type="float" office:value="0.731447913506877" calcext:value-type="float">
            <text:p>0.7314479135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float" office:value="246" calcext:value-type="float">
            <text:p>246</text:p>
          </table:table-cell>
          <table:table-cell table:formula="of:=STANDARDIZE([.B247];[.H$7];[.I$7])" office:value-type="float" office:value="1.05915922390544" calcext:value-type="float">
            <text:p>1.0591592239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office:value-type="float" office:value="247" calcext:value-type="float">
            <text:p>247</text:p>
          </table:table-cell>
          <table:table-cell table:formula="of:=STANDARDIZE([.B248];[.H$7];[.I$7])" office:value-type="float" office:value="0.124660893546291" calcext:value-type="float">
            <text:p>0.124660893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248" calcext:value-type="float">
            <text:p>248</text:p>
          </table:table-cell>
          <table:table-cell table:formula="of:=STANDARDIZE([.B249];[.H$7];[.I$7])" office:value-type="float" office:value="-2.1646863172592" calcext:value-type="float">
            <text:p>-2.1646863173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4" calcext:value-type="float">
            <text:p>6534</text:p>
          </table:table-cell>
          <table:table-cell office:value-type="float" office:value="249" calcext:value-type="float">
            <text:p>249</text:p>
          </table:table-cell>
          <table:table-cell table:formula="of:=STANDARDIZE([.B250];[.H$7];[.I$7])" office:value-type="float" office:value="0.819455191211084" calcext:value-type="float">
            <text:p>0.8194551912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08" calcext:value-type="float">
            <text:p>5308</text:p>
          </table:table-cell>
          <table:table-cell office:value-type="float" office:value="250" calcext:value-type="float">
            <text:p>250</text:p>
          </table:table-cell>
          <table:table-cell table:formula="of:=STANDARDIZE([.B251];[.H$7];[.I$7])" office:value-type="float" office:value="-0.600241157017309" calcext:value-type="float">
            <text:p>-0.60024115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82" calcext:value-type="float">
            <text:p>6682</text:p>
          </table:table-cell>
          <table:table-cell office:value-type="float" office:value="251" calcext:value-type="float">
            <text:p>251</text:p>
          </table:table-cell>
          <table:table-cell table:formula="of:=STANDARDIZE([.B252];[.H$7];[.I$7])" office:value-type="float" office:value="0.990837784635067" calcext:value-type="float">
            <text:p>0.990837784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09" calcext:value-type="float">
            <text:p>6809</text:p>
          </table:table-cell>
          <table:table-cell office:value-type="float" office:value="252" calcext:value-type="float">
            <text:p>252</text:p>
          </table:table-cell>
          <table:table-cell table:formula="of:=STANDARDIZE([.B253];[.H$7];[.I$7])" office:value-type="float" office:value="1.13790257764078" calcext:value-type="float">
            <text:p>1.1379025776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9" calcext:value-type="float">
            <text:p>6509</text:p>
          </table:table-cell>
          <table:table-cell office:value-type="float" office:value="253" calcext:value-type="float">
            <text:p>253</text:p>
          </table:table-cell>
          <table:table-cell table:formula="of:=STANDARDIZE([.B254];[.H$7];[.I$7])" office:value-type="float" office:value="0.790505428808385" calcext:value-type="float">
            <text:p>0.790505428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44" calcext:value-type="float">
            <text:p>6044</text:p>
          </table:table-cell>
          <table:table-cell office:value-type="float" office:value="254" calcext:value-type="float">
            <text:p>254</text:p>
          </table:table-cell>
          <table:table-cell table:formula="of:=STANDARDIZE([.B255];[.H$7];[.I$7])" office:value-type="float" office:value="0.25203984811817" calcext:value-type="float">
            <text:p>0.2520398481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9" calcext:value-type="float">
            <text:p>5759</text:p>
          </table:table-cell>
          <table:table-cell office:value-type="float" office:value="255" calcext:value-type="float">
            <text:p>255</text:p>
          </table:table-cell>
          <table:table-cell table:formula="of:=STANDARDIZE([.B256];[.H$7];[.I$7])" office:value-type="float" office:value="-0.0779874432726065" calcext:value-type="float">
            <text:p>-0.0779874433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0" calcext:value-type="float">
            <text:p>5420</text:p>
          </table:table-cell>
          <table:table-cell office:value-type="float" office:value="256" calcext:value-type="float">
            <text:p>256</text:p>
          </table:table-cell>
          <table:table-cell table:formula="of:=STANDARDIZE([.B257];[.H$7];[.I$7])" office:value-type="float" office:value="-0.470546221453215" calcext:value-type="float">
            <text:p>-0.470546221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8" calcext:value-type="float">
            <text:p>6628</text:p>
          </table:table-cell>
          <table:table-cell office:value-type="float" office:value="257" calcext:value-type="float">
            <text:p>257</text:p>
          </table:table-cell>
          <table:table-cell table:formula="of:=STANDARDIZE([.B258];[.H$7];[.I$7])" office:value-type="float" office:value="0.928306297845235" calcext:value-type="float">
            <text:p>0.928306297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office:value-type="float" office:value="258" calcext:value-type="float">
            <text:p>258</text:p>
          </table:table-cell>
          <table:table-cell table:formula="of:=STANDARDIZE([.B259];[.H$7];[.I$7])" office:value-type="float" office:value="-2.05120324864062" calcext:value-type="float">
            <text:p>-2.0512032486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9" calcext:value-type="float">
            <text:p>4809</text:p>
          </table:table-cell>
          <table:table-cell office:value-type="float" office:value="259" calcext:value-type="float">
            <text:p>259</text:p>
          </table:table-cell>
          <table:table-cell table:formula="of:=STANDARDIZE([.B260];[.H$7];[.I$7])" office:value-type="float" office:value="-1.1780784145752" calcext:value-type="float">
            <text:p>-1.178078414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95" calcext:value-type="float">
            <text:p>6795</text:p>
          </table:table-cell>
          <table:table-cell office:value-type="float" office:value="260" calcext:value-type="float">
            <text:p>260</text:p>
          </table:table-cell>
          <table:table-cell table:formula="of:=STANDARDIZE([.B261];[.H$7];[.I$7])" office:value-type="float" office:value="1.12169071069527" calcext:value-type="float">
            <text:p>1.1216907107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99" calcext:value-type="float">
            <text:p>6599</text:p>
          </table:table-cell>
          <table:table-cell office:value-type="float" office:value="261" calcext:value-type="float">
            <text:p>261</text:p>
          </table:table-cell>
          <table:table-cell table:formula="of:=STANDARDIZE([.B262];[.H$7];[.I$7])" office:value-type="float" office:value="0.894724573458104" calcext:value-type="float">
            <text:p>0.8947245735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9" calcext:value-type="float">
            <text:p>6209</text:p>
          </table:table-cell>
          <table:table-cell office:value-type="float" office:value="262" calcext:value-type="float">
            <text:p>262</text:p>
          </table:table-cell>
          <table:table-cell table:formula="of:=STANDARDIZE([.B263];[.H$7];[.I$7])" office:value-type="float" office:value="0.443108279975988" calcext:value-type="float">
            <text:p>0.44310828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office:value-type="float" office:value="263" calcext:value-type="float">
            <text:p>263</text:p>
          </table:table-cell>
          <table:table-cell table:formula="of:=STANDARDIZE([.B264];[.H$7];[.I$7])" office:value-type="float" office:value="-0.478652154925971" calcext:value-type="float">
            <text:p>-0.478652154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4" calcext:value-type="float">
            <text:p>5804</text:p>
          </table:table-cell>
          <table:table-cell office:value-type="float" office:value="264" calcext:value-type="float">
            <text:p>264</text:p>
          </table:table-cell>
          <table:table-cell table:formula="of:=STANDARDIZE([.B265];[.H$7];[.I$7])" office:value-type="float" office:value="-0.025877870947747" calcext:value-type="float">
            <text:p>-0.0258778709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2" calcext:value-type="float">
            <text:p>5012</text:p>
          </table:table-cell>
          <table:table-cell office:value-type="float" office:value="265" calcext:value-type="float">
            <text:p>265</text:p>
          </table:table-cell>
          <table:table-cell table:formula="of:=STANDARDIZE([.B266];[.H$7];[.I$7])" office:value-type="float" office:value="-0.943006343865274" calcext:value-type="float">
            <text:p>-0.9430063439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office:value-type="float" office:value="266" calcext:value-type="float">
            <text:p>266</text:p>
          </table:table-cell>
          <table:table-cell table:formula="of:=STANDARDIZE([.B267];[.H$7];[.I$7])" office:value-type="float" office:value="-0.402224782182843" calcext:value-type="float">
            <text:p>-0.4022247822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9" calcext:value-type="float">
            <text:p>4779</text:p>
          </table:table-cell>
          <table:table-cell office:value-type="float" office:value="267" calcext:value-type="float">
            <text:p>267</text:p>
          </table:table-cell>
          <table:table-cell table:formula="of:=STANDARDIZE([.B268];[.H$7];[.I$7])" office:value-type="float" office:value="-1.21281812945844" calcext:value-type="float">
            <text:p>-1.212818129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9" calcext:value-type="float">
            <text:p>5729</text:p>
          </table:table-cell>
          <table:table-cell office:value-type="float" office:value="268" calcext:value-type="float">
            <text:p>268</text:p>
          </table:table-cell>
          <table:table-cell table:formula="of:=STANDARDIZE([.B269];[.H$7];[.I$7])" office:value-type="float" office:value="-0.112727158155846" calcext:value-type="float">
            <text:p>-0.1127271582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office:value-type="float" office:value="269" calcext:value-type="float">
            <text:p>269</text:p>
          </table:table-cell>
          <table:table-cell table:formula="of:=STANDARDIZE([.B270];[.H$7];[.I$7])" office:value-type="float" office:value="-0.402224782182843" calcext:value-type="float">
            <text:p>-0.4022247822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55" calcext:value-type="float">
            <text:p>4955</text:p>
          </table:table-cell>
          <table:table-cell office:value-type="float" office:value="270" calcext:value-type="float">
            <text:p>270</text:p>
          </table:table-cell>
          <table:table-cell table:formula="of:=STANDARDIZE([.B271];[.H$7];[.I$7])" office:value-type="float" office:value="-1.00901180214343" calcext:value-type="float">
            <text:p>-1.0090118021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21" calcext:value-type="float">
            <text:p>5421</text:p>
          </table:table-cell>
          <table:table-cell office:value-type="float" office:value="271" calcext:value-type="float">
            <text:p>271</text:p>
          </table:table-cell>
          <table:table-cell table:formula="of:=STANDARDIZE([.B272];[.H$7];[.I$7])" office:value-type="float" office:value="-0.469388230957107" calcext:value-type="float">
            <text:p>-0.469388231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office:value-type="float" office:value="272" calcext:value-type="float">
            <text:p>272</text:p>
          </table:table-cell>
          <table:table-cell table:formula="of:=STANDARDIZE([.B273];[.H$7];[.I$7])" office:value-type="float" office:value="-0.976588068252406" calcext:value-type="float">
            <text:p>-0.9765880683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5" calcext:value-type="float">
            <text:p>4975</text:p>
          </table:table-cell>
          <table:table-cell office:value-type="float" office:value="273" calcext:value-type="float">
            <text:p>273</text:p>
          </table:table-cell>
          <table:table-cell table:formula="of:=STANDARDIZE([.B274];[.H$7];[.I$7])" office:value-type="float" office:value="-0.98585199222127" calcext:value-type="float">
            <text:p>-0.9858519922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9" calcext:value-type="float">
            <text:p>6029</text:p>
          </table:table-cell>
          <table:table-cell office:value-type="float" office:value="274" calcext:value-type="float">
            <text:p>274</text:p>
          </table:table-cell>
          <table:table-cell table:formula="of:=STANDARDIZE([.B275];[.H$7];[.I$7])" office:value-type="float" office:value="0.23466999067655" calcext:value-type="float">
            <text:p>0.234669990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1" calcext:value-type="float">
            <text:p>5091</text:p>
          </table:table-cell>
          <table:table-cell office:value-type="float" office:value="275" calcext:value-type="float">
            <text:p>275</text:p>
          </table:table-cell>
          <table:table-cell table:formula="of:=STANDARDIZE([.B276];[.H$7];[.I$7])" office:value-type="float" office:value="-0.851525094672743" calcext:value-type="float">
            <text:p>-0.8515250947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04" calcext:value-type="float">
            <text:p>6504</text:p>
          </table:table-cell>
          <table:table-cell office:value-type="float" office:value="276" calcext:value-type="float">
            <text:p>276</text:p>
          </table:table-cell>
          <table:table-cell table:formula="of:=STANDARDIZE([.B277];[.H$7];[.I$7])" office:value-type="float" office:value="0.784715476327845" calcext:value-type="float">
            <text:p>0.7847154763</text:p>
          </table:table-cell>
          <table:table-cell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4" calcext:value-type="float">
            <text:p>6424</text:p>
          </table:table-cell>
          <table:table-cell office:value-type="float" office:value="277" calcext:value-type="float">
            <text:p>277</text:p>
          </table:table-cell>
          <table:table-cell table:formula="of:=STANDARDIZE([.B278];[.H$7];[.I$7])" office:value-type="float" office:value="0.692076236639206" calcext:value-type="float">
            <text:p>0.692076236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 office:value-type="float" office:value="278" calcext:value-type="float">
            <text:p>278</text:p>
          </table:table-cell>
          <table:table-cell table:formula="of:=STANDARDIZE([.B279];[.H$7];[.I$7])" office:value-type="float" office:value="-1.79991931098519" calcext:value-type="float">
            <text:p>-1.799919311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9" calcext:value-type="float">
            <text:p>6629</text:p>
          </table:table-cell>
          <table:table-cell office:value-type="float" office:value="279" calcext:value-type="float">
            <text:p>279</text:p>
          </table:table-cell>
          <table:table-cell table:formula="of:=STANDARDIZE([.B280];[.H$7];[.I$7])" office:value-type="float" office:value="0.929464288341343" calcext:value-type="float">
            <text:p>0.9294642883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 office:value-type="float" office:value="280" calcext:value-type="float">
            <text:p>280</text:p>
          </table:table-cell>
          <table:table-cell table:formula="of:=STANDARDIZE([.B281];[.H$7];[.I$7])" office:value-type="float" office:value="-2.21332191809574" calcext:value-type="float">
            <text:p>-2.2133219181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281" calcext:value-type="float">
            <text:p>281</text:p>
          </table:table-cell>
          <table:table-cell table:formula="of:=STANDARDIZE([.B282];[.H$7];[.I$7])" office:value-type="float" office:value="-0.7727817409374" calcext:value-type="float">
            <text:p>-0.7727817409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7" calcext:value-type="float">
            <text:p>3897</text:p>
          </table:table-cell>
          <table:table-cell office:value-type="float" office:value="282" calcext:value-type="float">
            <text:p>282</text:p>
          </table:table-cell>
          <table:table-cell table:formula="of:=STANDARDIZE([.B283];[.H$7];[.I$7])" office:value-type="float" office:value="-2.23416574702568" calcext:value-type="float">
            <text:p>-2.234165747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26" calcext:value-type="float">
            <text:p>4826</text:p>
          </table:table-cell>
          <table:table-cell office:value-type="float" office:value="283" calcext:value-type="float">
            <text:p>283</text:p>
          </table:table-cell>
          <table:table-cell table:formula="of:=STANDARDIZE([.B284];[.H$7];[.I$7])" office:value-type="float" office:value="-1.15839257614136" calcext:value-type="float">
            <text:p>-1.1583925761</text:p>
          </table:table-cell>
          <table:table-cell office:value-type="float" office:value="0.875" calcext:value-type="float">
            <text:p>0.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float" office:value="284" calcext:value-type="float">
            <text:p>284</text:p>
          </table:table-cell>
          <table:table-cell table:formula="of:=STANDARDIZE([.B285];[.H$7];[.I$7])" office:value-type="float" office:value="-2.40323235945745" calcext:value-type="float">
            <text:p>-2.4032323595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57" calcext:value-type="float">
            <text:p>5157</text:p>
          </table:table-cell>
          <table:table-cell office:value-type="float" office:value="285" calcext:value-type="float">
            <text:p>285</text:p>
          </table:table-cell>
          <table:table-cell table:formula="of:=STANDARDIZE([.B286];[.H$7];[.I$7])" office:value-type="float" office:value="-0.775097721929616" calcext:value-type="float">
            <text:p>-0.7750977219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0" calcext:value-type="float">
            <text:p>5710</text:p>
          </table:table-cell>
          <table:table-cell office:value-type="float" office:value="286" calcext:value-type="float">
            <text:p>286</text:p>
          </table:table-cell>
          <table:table-cell table:formula="of:=STANDARDIZE([.B287];[.H$7];[.I$7])" office:value-type="float" office:value="-0.134728977581898" calcext:value-type="float">
            <text:p>-0.1347289776</text:p>
          </table:table-cell>
          <table:table-cell office:value-type="float" office:value="0.375" calcext:value-type="float">
            <text:p>0.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82" calcext:value-type="float">
            <text:p>6682</text:p>
          </table:table-cell>
          <table:table-cell office:value-type="float" office:value="287" calcext:value-type="float">
            <text:p>287</text:p>
          </table:table-cell>
          <table:table-cell table:formula="of:=STANDARDIZE([.B288];[.H$7];[.I$7])" office:value-type="float" office:value="0.990837784635067" calcext:value-type="float">
            <text:p>0.9908377846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71" calcext:value-type="float">
            <text:p>5371</text:p>
          </table:table-cell>
          <table:table-cell office:value-type="float" office:value="288" calcext:value-type="float">
            <text:p>288</text:p>
          </table:table-cell>
          <table:table-cell table:formula="of:=STANDARDIZE([.B289];[.H$7];[.I$7])" office:value-type="float" office:value="-0.527287755762506" calcext:value-type="float">
            <text:p>-0.5272877558</text:p>
          </table:table-cell>
          <table:table-cell office:value-type="float" office:value="0.625" calcext:value-type="float">
            <text:p>0.625</text:p>
          </table:table-cell>
          <table:table-cell table:number-columns-repeated="4"/>
        </table:table-row>
        <table:table-row table:style-name="ro1" table:number-rows-repeated="104828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log.A2:log.B289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7:57:39.369466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9:03:21.023508171</dc:date>
    <meta:editing-duration>PT45M7S</meta:editing-duration>
    <meta:editing-cycles>7</meta:editing-cycles>
    <meta:generator>LibreOffice/5.1.6.2$Linux_X86_64 LibreOffice_project/10m0$Build-2</meta:generator>
    <meta:document-statistic meta:table-count="1" meta:cell-count="1158" meta:object-count="0"/>
  </office:meta>
</office:document-meta>
</file>